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25437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571875cm" style:use-optimal-column-width="true"/>
    </style:style>
    <style:style style:name="co6" style:family="table-column">
      <style:table-column-properties fo:break-before="auto" style:column-width="7.48770833333333cm" style:use-optimal-column-width="true"/>
    </style:style>
    <style:style style:name="co7" style:family="table-column">
      <style:table-column-properties fo:break-before="auto" style:column-width="3.06916666666667cm" style:use-optimal-column-width="true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1.666875cm" style:use-optimal-column-width="true"/>
    </style:style>
    <style:style style:name="co12" style:family="table-column">
      <style:table-column-properties fo:break-before="auto" style:column-width="1.53458333333333cm"/>
    </style:style>
    <style:style style:name="co13" style:family="table-column">
      <style:table-column-properties fo:break-before="auto" style:column-width="1.45520833333333cm"/>
    </style:style>
    <style:style style:name="co14" style:family="table-column">
      <style:table-column-properties fo:break-before="auto" style:column-width="1.69333333333333cm" style:use-optimal-column-width="true"/>
    </style:style>
    <style:style style:name="co15" style:family="table-column">
      <style:table-column-properties fo:break-before="auto" style:column-width="1.56104166666667cm"/>
    </style:style>
    <style:style style:name="co16" style:family="table-column">
      <style:table-column-properties fo:break-before="auto" style:column-width="1.349375cm"/>
    </style:style>
    <style:style style:name="co17" style:family="table-column">
      <style:table-column-properties fo:break-before="auto" style:column-width="1.5875cm"/>
    </style:style>
    <style:style style:name="co18" style:family="table-column">
      <style:table-column-properties fo:break-before="auto" style:column-width="1.95791666666667cm" style:use-optimal-column-width="true"/>
    </style:style>
    <style:style style:name="co19" style:family="table-column">
      <style:table-column-properties fo:break-before="auto" style:column-width="1.24354166666667cm"/>
    </style:style>
    <style:style style:name="co20" style:family="table-column">
      <style:table-column-properties fo:break-before="auto" style:column-width="1.08479166666667cm"/>
    </style:style>
    <style:style style:name="co21" style:family="table-column">
      <style:table-column-properties fo:break-before="auto" style:column-width="2.03729166666667cm" style:use-optimal-column-width="true"/>
    </style:style>
    <style:style style:name="co22" style:family="table-column">
      <style:table-column-properties fo:break-before="auto" style:column-width="1.719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1667in" svg:width="10.24931in" svg:height="4.36944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First</text:p>
          </table:table-cell>
          <table:table-cell office:value-type="time" office:time-value="PT15H3M13.000S" table:style-name="ce9">
            <text:p>15:03:13</text:p>
          </table:table-cell>
          <table:table-cell office:value-type="string" table:style-name="ce12">
            <text:p>Last</text:p>
          </table:table-cell>
          <table:table-cell office:value-type="time" office:time-value="PT15H8M43.000S" table:style-name="ce9">
            <text:p>15:08:43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3.233333333333334" table:style-name="ce13">
            <text:p>13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2.349999999999994" table:style-name="ce14">
            <text:p>42.4</text:p>
          </table:table-cell>
          <table:table-cell office:value-type="float" office:value="16.391666666666666" table:style-name="ce14">
            <text:p>16.4</text:p>
          </table:table-cell>
          <table:table-cell office:value-type="float" office:value="0.10833333333333334" table:style-name="ce14">
            <text:p>0.1</text:p>
          </table:table-cell>
          <table:table-cell office:value-type="float" office:value="41.149999999999991" table:style-name="ce14">
            <text:p>41.2</text:p>
          </table:table-cell>
          <table:table-cell office:value-type="float" office:value="58.741666666666674" table:style-name="ce14">
            <text:p>58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23.4" table:style-name="ce13">
            <text:p>23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5.7" table:style-name="ce14">
            <text:p>85.7</text:p>
          </table:table-cell>
          <table:table-cell office:value-type="float" office:value="23.9" table:style-name="ce14">
            <text:p>23.9</text:p>
          </table:table-cell>
          <table:table-cell office:value-type="float" office:value="0.3" table:style-name="ce14">
            <text:p>0.3</text:p>
          </table:table-cell>
          <table:table-cell office:value-type="float" office:value="98.5" table:style-name="ce14">
            <text:p>98.5</text:p>
          </table:table-cell>
          <table:table-cell office:value-type="float" office:value="95.8" table:style-name="ce14">
            <text:p>95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8839H5M43.000S" table:style-name="ce9">
            <text:p>15:05:43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0236127508854787" table:style-name="ce14">
            <text:p>2.0</text:p>
          </table:table-cell>
          <table:table-cell office:value-type="float" office:value="1.4580579562785969" table:style-name="ce14">
            <text:p>1.5</text:p>
          </table:table-cell>
          <table:table-cell office:value-type="float" office:value="2.7692307692307692" table:style-name="ce14">
            <text:p>2.8</text:p>
          </table:table-cell>
          <table:table-cell office:value-type="float" office:value="2.3936816524908875" table:style-name="ce14">
            <text:p>2.4</text:p>
          </table:table-cell>
          <table:table-cell office:value-type="float" office:value="1.6308696268974321" table:style-name="ce14">
            <text:p>1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6.0000000000000001E-3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107.0899999999999" table:style-name="ce13">
            <text:p>1,10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5.4196135815516359E-6" table:style-name="ce14">
            <text:p>0.0</text:p>
          </table:table-cell>
          <table:table-cell table:number-columns-repeated="16379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10-19T00:00:00" table:style-name="ce5">
            <text:p>19-Oct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12" table:style-name="ce4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5M3.110S" table:style-name="ce6">
            <text:p>00:15:0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739,GHEIGHT=302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1.98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8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3.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837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537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555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078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517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4212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6575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514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2391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5987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4214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9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465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396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8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3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1125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5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643833 0 102451 32351022 14963 1 4031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56592 0 25437 8074792 3745 0 2146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67884 0 28752 8084265 4951 0 695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57643 0 23788 8098860 3103 0 574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61713 0 24473 8093103 3164 0 614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9922186 53 2845 0 0 0 0 2 0 1 0 0 0 1532 0 69596 63 0 0 0 0 0 0 0 22 0 0 0 0 0 0 0 0 179971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567065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505563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13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53703615 0 3394607 519170 46553391 69636 0 2801 844141 5907 23139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039912093 45717062 <text:s text:c="3"/>0 <text:s text:c="3"/>0 <text:s text:c="3"/>0 <text:s text:c="4"/>0 <text:s text:c="9"/>0 <text:s text:c="8"/>0 3039912093 4571706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36562505 1208518 <text:s text:c="3"/>0 <text:s/>818 <text:s text:c="3"/>0 <text:s text:c="4"/>0 <text:s text:c="9"/>0 <text:s text:c="8"/>0 1334452384 113610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8363 23401 947054 261628 51228 1273489 10626616 10157520 0 256464 104489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8260 23371 946002 261176 51228 1273489 10626616 10157520 0 256388 104484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0 0 0 0 0 0 40 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332 0 0 0 0 0 328 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744 254492 21 24 8 52 183 143 20 0 1 0 4 2928640 413 4294967295 14249984 14349820 0 0 0 0 0 4096 536946211 4294967295 0 0 0 3 0 0 176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413 311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208518 errors:0 dropped:818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13610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36562505 (136.5 MB) <text:s/>TX bytes:1334452384 (1.3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45717062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4571706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039912093 (3.0 GB) <text:s/>TX bytes:3039912093 (3.0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32 <text:s text:c="5"/>2848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2.925in" svg:width="10.26389in" svg:height="4.36944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30833in" svg:width="10.26389in" svg:height="4.36944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8839H3M13.000S" table:style-name="ce9">
            <text:p>15:03:13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5" table:style-name="ce1">
            <text:p>98.5</text:p>
          </table:table-cell>
          <table:table-cell office:value-type="float" office:value="1.5" table:style-name="ce1">
            <text:p>1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39H3M43.000S" table:style-name="ce9">
            <text:p>15:03:43</text:p>
          </table:table-cell>
          <table:table-cell office:value-type="float" office:value="74.2" table:style-name="ce1">
            <text:p>74.2</text:p>
          </table:table-cell>
          <table:table-cell office:value-type="float" office:value="7.6" table:style-name="ce1">
            <text:p>7.6</text:p>
          </table:table-cell>
          <table:table-cell office:value-type="float" office:value="0" table:style-name="ce1">
            <text:p>0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81.8" table:style-name="ce1">
            <text:p>81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39H4M13.000S" table:style-name="ce9">
            <text:p>15:04:13</text:p>
          </table:table-cell>
          <table:table-cell office:value-type="float" office:value="85.7" table:style-name="ce1">
            <text:p>85.7</text:p>
          </table:table-cell>
          <table:table-cell office:value-type="float" office:value="10.1" table:style-name="ce1">
            <text:p>10.1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95.8" table:style-name="ce1">
            <text:p>95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39H4M43.000S" table:style-name="ce9">
            <text:p>15:04:43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.7" table:style-name="ce1">
            <text:p>7.7</text:p>
          </table:table-cell>
          <table:table-cell office:value-type="float" office:value="0" table:style-name="ce1">
            <text:p>0</text:p>
          </table:table-cell>
          <table:table-cell office:value-type="float" office:value="13.7" table:style-name="ce1">
            <text:p>13.7</text:p>
          </table:table-cell>
          <table:table-cell office:value-type="float" office:value="86.3" table:style-name="ce1">
            <text:p>86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39H5M13.000S" table:style-name="ce9">
            <text:p>15:05:13</text:p>
          </table:table-cell>
          <table:table-cell office:value-type="float" office:value="77.3" table:style-name="ce1">
            <text:p>77.3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10.1" table:style-name="ce1">
            <text:p>10.1</text:p>
          </table:table-cell>
          <table:table-cell office:value-type="float" office:value="89.899999999999991" table:style-name="ce1">
            <text:p>89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39H5M43.000S" table:style-name="ce9">
            <text:p>15:05:43</text:p>
          </table:table-cell>
          <table:table-cell office:value-type="float" office:value="69" table:style-name="ce1">
            <text:p>69</text:p>
          </table:table-cell>
          <table:table-cell office:value-type="float" office:value="21.1" table:style-name="ce1">
            <text:p>21.1</text:p>
          </table:table-cell>
          <table:table-cell office:value-type="float" office:value="0.2" table:style-name="ce1">
            <text:p>0.2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90.1" table:style-name="ce1">
            <text:p>90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39H6M13.000S" table:style-name="ce9">
            <text:p>15:06:13</text:p>
          </table:table-cell>
          <table:table-cell office:value-type="float" office:value="22.9" table:style-name="ce1">
            <text:p>22.9</text:p>
          </table:table-cell>
          <table:table-cell office:value-type="float" office:value="22.2" table:style-name="ce1">
            <text:p>22.2</text:p>
          </table:table-cell>
          <table:table-cell office:value-type="float" office:value="0.1" table:style-name="ce1">
            <text:p>0.1</text:p>
          </table:table-cell>
          <table:table-cell office:value-type="float" office:value="54.8" table:style-name="ce1">
            <text:p>54.8</text:p>
          </table:table-cell>
          <table:table-cell office:value-type="float" office:value="45.099999999999994" table:style-name="ce1">
            <text:p>45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39H6M43.000S" table:style-name="ce9">
            <text:p>15:06:43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23.9" table:style-name="ce1">
            <text:p>23.9</text:p>
          </table:table-cell>
          <table:table-cell office:value-type="float" office:value="0.3" table:style-name="ce1">
            <text:p>0.3</text:p>
          </table:table-cell>
          <table:table-cell office:value-type="float" office:value="57.7" table:style-name="ce1">
            <text:p>57.7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39H7M13.000S" table:style-name="ce9">
            <text:p>15:07:13</text:p>
          </table:table-cell>
          <table:table-cell office:value-type="float" office:value="21.9" table:style-name="ce1">
            <text:p>21.9</text:p>
          </table:table-cell>
          <table:table-cell office:value-type="float" office:value="23.5" table:style-name="ce1">
            <text:p>23.5</text:p>
          </table:table-cell>
          <table:table-cell office:value-type="float" office:value="0.2" table:style-name="ce1">
            <text:p>0.2</text:p>
          </table:table-cell>
          <table:table-cell office:value-type="float" office:value="54.4" table:style-name="ce1">
            <text:p>54.4</text:p>
          </table:table-cell>
          <table:table-cell office:value-type="float" office:value="45.4" table:style-name="ce1">
            <text:p>45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39H7M43.000S" table:style-name="ce9">
            <text:p>15:07:43</text:p>
          </table:table-cell>
          <table:table-cell office:value-type="float" office:value="11.4" table:style-name="ce1">
            <text:p>11.4</text:p>
          </table:table-cell>
          <table:table-cell office:value-type="float" office:value="23.7" table:style-name="ce1">
            <text:p>23.7</text:p>
          </table:table-cell>
          <table:table-cell office:value-type="float" office:value="0.2" table:style-name="ce1">
            <text:p>0.2</text:p>
          </table:table-cell>
          <table:table-cell office:value-type="float" office:value="64.7" table:style-name="ce1">
            <text:p>64.7</text:p>
          </table:table-cell>
          <table:table-cell office:value-type="float" office:value="35.1" table:style-name="ce1">
            <text:p>35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39H8M13.000S" table:style-name="ce9">
            <text:p>15:08:13</text:p>
          </table:table-cell>
          <table:table-cell office:value-type="float" office:value="29.5" table:style-name="ce1">
            <text:p>29.5</text:p>
          </table:table-cell>
          <table:table-cell office:value-type="float" office:value="23.7" table:style-name="ce1">
            <text:p>23.7</text:p>
          </table:table-cell>
          <table:table-cell office:value-type="float" office:value="0.1" table:style-name="ce1">
            <text:p>0.1</text:p>
          </table:table-cell>
          <table:table-cell office:value-type="float" office:value="46.7" table:style-name="ce1">
            <text:p>46.7</text:p>
          </table:table-cell>
          <table:table-cell office:value-type="float" office:value="53.2" table:style-name="ce1">
            <text:p>53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839H8M43.000S" table:style-name="ce9">
            <text:p>15:08:43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20.3" table:style-name="ce1">
            <text:p>20.3</text:p>
          </table:table-cell>
          <table:table-cell office:value-type="float" office:value="0.2" table:style-name="ce1">
            <text:p>0.2</text:p>
          </table:table-cell>
          <table:table-cell office:value-type="float" office:value="61.2" table:style-name="ce1">
            <text:p>61.2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2.349999999999994" table:style-name="ce1">
            <text:p>42.35</text:p>
          </table:table-cell>
          <table:table-cell office:value-type="float" office:value="16.391666666666666" table:style-name="ce1">
            <text:p>16.39166667</text:p>
          </table:table-cell>
          <table:table-cell office:value-type="float" office:value="0.10833333333333334" table:style-name="ce1">
            <text:p>0.108333333</text:p>
          </table:table-cell>
          <table:table-cell office:value-type="float" office:value="41.149999999999991" table:style-name="ce1">
            <text:p>41.15</text:p>
          </table:table-cell>
          <table:table-cell office:value-type="float" office:value="58.741666666666674" table:style-name="ce1">
            <text:p>58.74166667</text:p>
          </table:table-cell>
          <table:table-cell table:number-columns-repeated="16378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in" svg:width="10.26389in" svg:height="4.36944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1.516666666666673" table:style-name="ce11">
            <text:p>41.5</text:p>
          </table:table-cell>
          <table:table-cell office:value-type="float" office:value="17.166666666666664" table:style-name="ce11">
            <text:p>17.2</text:p>
          </table:table-cell>
          <table:table-cell office:value-type="float" office:value="6.6666666666666666E-2" table:style-name="ce11">
            <text:p>0.1</text:p>
          </table:table-cell>
          <table:table-cell office:value-type="float" office:value="41.258333333333333" table:style-name="ce11">
            <text:p>41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43.733333333333327" table:style-name="ce11">
            <text:p>43.7</text:p>
          </table:table-cell>
          <table:table-cell office:value-type="float" office:value="17.233333333333334" table:style-name="ce11">
            <text:p>17.2</text:p>
          </table:table-cell>
          <table:table-cell office:value-type="float" office:value="0.23333333333333331" table:style-name="ce11">
            <text:p>0.2</text:p>
          </table:table-cell>
          <table:table-cell office:value-type="float" office:value="38.799999999999997" table:style-name="ce11">
            <text:p>38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42.75" table:style-name="ce11">
            <text:p>42.8</text:p>
          </table:table-cell>
          <table:table-cell office:value-type="float" office:value="15.883333333333333" table:style-name="ce11">
            <text:p>15.9</text:p>
          </table:table-cell>
          <table:table-cell office:value-type="float" office:value="2.5000000000000005E-2" table:style-name="ce11">
            <text:p>0.0</text:p>
          </table:table-cell>
          <table:table-cell office:value-type="float" office:value="41.341666666666661" table:style-name="ce11">
            <text:p>41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1.533333333333339" table:style-name="ce11">
            <text:p>41.5</text:p>
          </table:table-cell>
          <table:table-cell office:value-type="float" office:value="15.341666666666669" table:style-name="ce11">
            <text:p>15.3</text:p>
          </table:table-cell>
          <table:table-cell office:value-type="float" office:value="7.4999999999999997E-2" table:style-name="ce11">
            <text:p>0.1</text:p>
          </table:table-cell>
          <table:table-cell office:value-type="float" office:value="43.050000000000004" table:style-name="ce11">
            <text:p>43.1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2.925in" svg:width="10.20139in" svg:height="4.36944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30833in" svg:width="10.20139in" svg:height="4.36944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8839H3M13.000S" table:style-name="ce9">
            <text:p>15:03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8839H3M43.000S" table:style-name="ce9">
            <text:p>15:03:43</text:p>
          </table:table-cell>
          <table:table-cell office:value-type="float" office:value="0" table:style-name="ce1">
            <text:p>0</text:p>
          </table:table-cell>
          <table:table-cell office:value-type="float" office:value="237" table:style-name="ce1">
            <text:p>237</text:p>
          </table:table-cell>
          <table:table-cell office:value-type="float" office:value="4.8" table:style-name="ce1">
            <text:p>4.8</text:p>
          </table:table-cell>
          <table:table-cell table:number-columns-repeated="16380"/>
        </table:table-row>
        <table:table-row table:style-name="ro1">
          <table:table-cell office:value-type="time" office:time-value="PT988839H4M13.000S" table:style-name="ce9">
            <text:p>15:04:13</text:p>
          </table:table-cell>
          <table:table-cell office:value-type="float" office:value="0" table:style-name="ce1">
            <text:p>0</text:p>
          </table:table-cell>
          <table:table-cell office:value-type="float" office:value="914.4" table:style-name="ce1">
            <text:p>914.4</text:p>
          </table:table-cell>
          <table:table-cell office:value-type="float" office:value="8.4" table:style-name="ce1">
            <text:p>8.4</text:p>
          </table:table-cell>
          <table:table-cell table:number-columns-repeated="16380"/>
        </table:table-row>
        <table:table-row table:style-name="ro1">
          <table:table-cell office:value-type="time" office:time-value="PT988839H4M43.000S" table:style-name="ce9">
            <text:p>15:04:43</text:p>
          </table:table-cell>
          <table:table-cell office:value-type="float" office:value="0" table:style-name="ce1">
            <text:p>0</text:p>
          </table:table-cell>
          <table:table-cell office:value-type="float" office:value="61.6" table:style-name="ce1">
            <text:p>61.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time" office:time-value="PT988839H5M13.000S" table:style-name="ce9">
            <text:p>15:05:13</text:p>
          </table:table-cell>
          <table:table-cell office:value-type="float" office:value="0" table:style-name="ce1">
            <text:p>0</text:p>
          </table:table-cell>
          <table:table-cell office:value-type="float" office:value="1327.6" table:style-name="ce1">
            <text:p>1327.6</text:p>
          </table:table-cell>
          <table:table-cell office:value-type="float" office:value="11.6" table:style-name="ce1">
            <text:p>11.6</text:p>
          </table:table-cell>
          <table:table-cell table:number-columns-repeated="16380"/>
        </table:table-row>
        <table:table-row table:style-name="ro1">
          <table:table-cell office:value-type="time" office:time-value="PT988839H5M43.000S" table:style-name="ce9">
            <text:p>15:05:43</text:p>
          </table:table-cell>
          <table:table-cell office:value-type="float" office:value="0" table:style-name="ce1">
            <text:p>0</text:p>
          </table:table-cell>
          <table:table-cell office:value-type="float" office:value="5953.4" table:style-name="ce1">
            <text:p>5953.4</text:p>
          </table:table-cell>
          <table:table-cell office:value-type="float" office:value="23.4" table:style-name="ce1">
            <text:p>23.4</text:p>
          </table:table-cell>
          <table:table-cell table:number-columns-repeated="16380"/>
        </table:table-row>
        <table:table-row table:style-name="ro1">
          <table:table-cell office:value-type="time" office:time-value="PT988839H6M13.000S" table:style-name="ce9">
            <text:p>15:06:13</text:p>
          </table:table-cell>
          <table:table-cell office:value-type="float" office:value="0" table:style-name="ce1">
            <text:p>0</text:p>
          </table:table-cell>
          <table:table-cell office:value-type="float" office:value="5349.8" table:style-name="ce1">
            <text:p>5349.8</text:p>
          </table:table-cell>
          <table:table-cell office:value-type="float" office:value="22.8" table:style-name="ce1">
            <text:p>22.8</text:p>
          </table:table-cell>
          <table:table-cell table:number-columns-repeated="16380"/>
        </table:table-row>
        <table:table-row table:style-name="ro1">
          <table:table-cell office:value-type="time" office:time-value="PT988839H6M43.000S" table:style-name="ce9">
            <text:p>15:06:43</text:p>
          </table:table-cell>
          <table:table-cell office:value-type="float" office:value="0" table:style-name="ce1">
            <text:p>0</text:p>
          </table:table-cell>
          <table:table-cell office:value-type="float" office:value="5414.6" table:style-name="ce1">
            <text:p>5414.6</text:p>
          </table:table-cell>
          <table:table-cell office:value-type="float" office:value="20.6" table:style-name="ce1">
            <text:p>20.6</text:p>
          </table:table-cell>
          <table:table-cell table:number-columns-repeated="16380"/>
        </table:table-row>
        <table:table-row table:style-name="ro1">
          <table:table-cell office:value-type="time" office:time-value="PT988839H7M13.000S" table:style-name="ce9">
            <text:p>15:07:13</text:p>
          </table:table-cell>
          <table:table-cell office:value-type="float" office:value="0.2" table:style-name="ce1">
            <text:p>0.2</text:p>
          </table:table-cell>
          <table:table-cell office:value-type="float" office:value="5932" table:style-name="ce1">
            <text:p>5932</text:p>
          </table:table-cell>
          <table:table-cell office:value-type="float" office:value="17.399999999999999" table:style-name="ce1">
            <text:p>17.4</text:p>
          </table:table-cell>
          <table:table-cell table:number-columns-repeated="16380"/>
        </table:table-row>
        <table:table-row table:style-name="ro1">
          <table:table-cell office:value-type="time" office:time-value="PT988839H7M43.000S" table:style-name="ce9">
            <text:p>15:07:43</text:p>
          </table:table-cell>
          <table:table-cell office:value-type="float" office:value="0" table:style-name="ce1">
            <text:p>0</text:p>
          </table:table-cell>
          <table:table-cell office:value-type="float" office:value="4594.8" table:style-name="ce1">
            <text:p>4594.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time" office:time-value="PT988839H8M13.000S" table:style-name="ce9">
            <text:p>15:08:13</text:p>
          </table:table-cell>
          <table:table-cell office:value-type="float" office:value="0" table:style-name="ce1">
            <text:p>0</text:p>
          </table:table-cell>
          <table:table-cell office:value-type="float" office:value="4486.8" table:style-name="ce1">
            <text:p>4486.8</text:p>
          </table:table-cell>
          <table:table-cell office:value-type="float" office:value="17.399999999999999" table:style-name="ce1">
            <text:p>17.4</text:p>
          </table:table-cell>
          <table:table-cell table:number-columns-repeated="16380"/>
        </table:table-row>
        <table:table-row table:style-name="ro1">
          <table:table-cell office:value-type="time" office:time-value="PT988839H8M43.000S" table:style-name="ce9">
            <text:p>15:08:43</text:p>
          </table:table-cell>
          <table:table-cell office:value-type="float" office:value="0" table:style-name="ce1">
            <text:p>0</text:p>
          </table:table-cell>
          <table:table-cell office:value-type="float" office:value="2631" table:style-name="ce1">
            <text:p>2631</text:p>
          </table:table-cell>
          <table:table-cell office:value-type="float" office:value="11.4" table:style-name="ce1">
            <text:p>11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6666666666666666E-2" table:formula="msoxl:=AVERAGE(B2:B13)" table:style-name="ce8">
            <text:p>0.0</text:p>
          </table:table-cell>
          <table:table-cell office:value-type="float" office:value="3075.25" table:formula="msoxl:=AVERAGE(C2:C13)" table:style-name="ce8">
            <text:p>3075.3</text:p>
          </table:table-cell>
          <table:table-cell office:value-type="float" office:value="13.233333333333334" table:formula="msoxl:=AVERAGE(D2:D13)" table:style-name="ce8">
            <text:p>13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18333333333333338" table:formula="msoxl:=IF(B15=0,0,MAX(SUMPRODUCT(B2:B13,B2:B13)/SUM(B2:B13)-B15,0))" table:style-name="ce8">
            <text:p>0.2</text:p>
          </table:table-cell>
          <table:table-cell office:value-type="float" office:value="1785.9857727014059" table:formula="msoxl:=IF(C15=0,0,MAX(SUMPRODUCT(C2:C13,C2:C13)/SUM(C2:C13)-C15,0))" table:style-name="ce8">
            <text:p>1786.0</text:p>
          </table:table-cell>
          <table:table-cell office:value-type="float" office:value="4.3258606213266155" table:formula="msoxl:=IF(D15=0,0,MAX(SUMPRODUCT(D2:D13,D2:D13)/SUM(D2:D13)-D15,0))" table:style-name="ce8">
            <text:p>4.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7755575615628914E-17" table:formula="msoxl:=ABS(MAX(B2:B13)-B15-B16)" table:style-name="ce8">
            <text:p>0.0</text:p>
          </table:table-cell>
          <table:table-cell office:value-type="float" office:value="1092.1642272985937" table:formula="msoxl:=ABS(MAX(C2:C13)-C15-C16)" table:style-name="ce8">
            <text:p>1092.2</text:p>
          </table:table-cell>
          <table:table-cell office:value-type="float" office:value="5.8408060453400488" table:formula="msoxl:=ABS(MAX(D2:D13)-D15-D16)" table:style-name="ce8">
            <text:p>5.8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2.925in" svg:width="10.18056in" svg:height="4.36944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30833in" svg:width="10.18056in" svg:height="4.36944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839H3M13.000S" table:style-name="ce9">
            <text:p>15:03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39H3M43.000S" table:style-name="ce9">
            <text:p>15:03:43</text:p>
          </table:table-cell>
          <table:table-cell office:value-type="float" office:value="50.1" table:style-name="ce1">
            <text:p>50.1</text:p>
          </table:table-cell>
          <table:table-cell office:value-type="float" office:value="50.1" table:style-name="ce1">
            <text:p>5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0.2" table:style-name="ce1">
            <text:p>100.2</text:p>
          </table:table-cell>
          <table:table-cell table:number-columns-repeated="16128"/>
        </table:table-row>
        <table:table-row table:style-name="ro1">
          <table:table-cell office:value-type="time" office:time-value="PT988839H4M13.000S" table:style-name="ce9">
            <text:p>15:04:13</text:p>
          </table:table-cell>
          <table:table-cell office:value-type="float" office:value="108" table:style-name="ce1">
            <text:p>108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6" table:style-name="ce1">
            <text:p>216</text:p>
          </table:table-cell>
          <table:table-cell table:number-columns-repeated="16128"/>
        </table:table-row>
        <table:table-row table:style-name="ro1">
          <table:table-cell office:value-type="time" office:time-value="PT988839H4M43.000S" table:style-name="ce9">
            <text:p>15:04:43</text:p>
          </table:table-cell>
          <table:table-cell office:value-type="float" office:value="20.5" table:style-name="ce1">
            <text:p>20.5</text:p>
          </table:table-cell>
          <table:table-cell office:value-type="float" office:value="20.5" table:style-name="ce1">
            <text:p>2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1" table:style-name="ce1">
            <text:p>41</text:p>
          </table:table-cell>
          <table:table-cell table:number-columns-repeated="16128"/>
        </table:table-row>
        <table:table-row table:style-name="ro1">
          <table:table-cell office:value-type="time" office:time-value="PT988839H5M13.000S" table:style-name="ce9">
            <text:p>15:05:13</text:p>
          </table:table-cell>
          <table:table-cell office:value-type="float" office:value="115.1" table:style-name="ce1">
            <text:p>115.1</text:p>
          </table:table-cell>
          <table:table-cell office:value-type="float" office:value="115.1" table:style-name="ce1">
            <text:p>11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0.2" table:style-name="ce1">
            <text:p>230.2</text:p>
          </table:table-cell>
          <table:table-cell table:number-columns-repeated="16128"/>
        </table:table-row>
        <table:table-row table:style-name="ro1">
          <table:table-cell office:value-type="time" office:time-value="PT988839H5M43.000S" table:style-name="ce9">
            <text:p>15:05:43</text:p>
          </table:table-cell>
          <table:table-cell office:value-type="float" office:value="253.7" table:style-name="ce1">
            <text:p>253.7</text:p>
          </table:table-cell>
          <table:table-cell office:value-type="float" office:value="253.7" table:style-name="ce1">
            <text:p>25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07.4" table:style-name="ce1">
            <text:p>507.4</text:p>
          </table:table-cell>
          <table:table-cell table:number-columns-repeated="16128"/>
        </table:table-row>
        <table:table-row table:style-name="ro1">
          <table:table-cell office:value-type="time" office:time-value="PT988839H6M13.000S" table:style-name="ce9">
            <text:p>15:06:13</text:p>
          </table:table-cell>
          <table:table-cell office:value-type="float" office:value="235.3" table:style-name="ce1">
            <text:p>235.3</text:p>
          </table:table-cell>
          <table:table-cell office:value-type="float" office:value="235.3" table:style-name="ce1">
            <text:p>23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70.6" table:style-name="ce1">
            <text:p>470.6</text:p>
          </table:table-cell>
          <table:table-cell table:number-columns-repeated="16128"/>
        </table:table-row>
        <table:table-row table:style-name="ro1">
          <table:table-cell office:value-type="time" office:time-value="PT988839H6M43.000S" table:style-name="ce9">
            <text:p>15:06:43</text:p>
          </table:table-cell>
          <table:table-cell office:value-type="float" office:value="262.89999999999998" table:style-name="ce1">
            <text:p>262.9</text:p>
          </table:table-cell>
          <table:table-cell office:value-type="float" office:value="262.89999999999998" table:style-name="ce1">
            <text:p>26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25.79999999999995" table:style-name="ce1">
            <text:p>525.8</text:p>
          </table:table-cell>
          <table:table-cell table:number-columns-repeated="16128"/>
        </table:table-row>
        <table:table-row table:style-name="ro1">
          <table:table-cell office:value-type="time" office:time-value="PT988839H7M13.000S" table:style-name="ce9">
            <text:p>15:07:13</text:p>
          </table:table-cell>
          <table:table-cell office:value-type="float" office:value="341" table:style-name="ce1">
            <text:p>341</text:p>
          </table:table-cell>
          <table:table-cell office:value-type="float" office:value="341" table:style-name="ce1">
            <text:p>3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82" table:style-name="ce1">
            <text:p>682</text:p>
          </table:table-cell>
          <table:table-cell table:number-columns-repeated="16128"/>
        </table:table-row>
        <table:table-row table:style-name="ro1">
          <table:table-cell office:value-type="time" office:time-value="PT988839H7M43.000S" table:style-name="ce9">
            <text:p>15:07:43</text:p>
          </table:table-cell>
          <table:table-cell office:value-type="float" office:value="254.3" table:style-name="ce1">
            <text:p>254.3</text:p>
          </table:table-cell>
          <table:table-cell office:value-type="float" office:value="254.3" table:style-name="ce1">
            <text:p>25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08.6" table:style-name="ce1">
            <text:p>508.6</text:p>
          </table:table-cell>
          <table:table-cell table:number-columns-repeated="16128"/>
        </table:table-row>
        <table:table-row table:style-name="ro1">
          <table:table-cell office:value-type="time" office:time-value="PT988839H8M13.000S" table:style-name="ce9">
            <text:p>15:08:13</text:p>
          </table:table-cell>
          <table:table-cell office:value-type="float" office:value="257.89999999999998" table:style-name="ce1">
            <text:p>257.9</text:p>
          </table:table-cell>
          <table:table-cell office:value-type="float" office:value="257.89999999999998" table:style-name="ce1">
            <text:p>2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15.79999999999995" table:style-name="ce1">
            <text:p>515.8</text:p>
          </table:table-cell>
          <table:table-cell table:number-columns-repeated="16128"/>
        </table:table-row>
        <table:table-row table:style-name="ro1">
          <table:table-cell office:value-type="time" office:time-value="PT988839H8M43.000S" table:style-name="ce9">
            <text:p>15:08:43</text:p>
          </table:table-cell>
          <table:table-cell office:value-type="float" office:value="229.5" table:style-name="ce1">
            <text:p>229.5</text:p>
          </table:table-cell>
          <table:table-cell office:value-type="float" office:value="229.5" table:style-name="ce1">
            <text:p>22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59" table:style-name="ce1">
            <text:p>459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77.35833333333332" table:formula="msoxl:=AVERAGE(B2:B13)" table:style-name="ce8">
            <text:p>177.4</text:p>
          </table:table-cell>
          <table:table-cell office:value-type="float" office:value="177.35833333333332" table:formula="msoxl:=AVERAGE(C2:C13)" table:style-name="ce8">
            <text:p>177.4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5.474260755845847" table:formula="msoxl:=IF(B15=0,0,MAX(SUMPRODUCT(B2:B13,B2:B13)/SUM(B2:B13)-B15,0))" table:style-name="ce8">
            <text:p>65.5</text:p>
          </table:table-cell>
          <table:table-cell office:value-type="float" office:value="65.474260755845847" table:formula="msoxl:=IF(C15=0,0,MAX(SUMPRODUCT(C2:C13,C2:C13)/SUM(C2:C13)-C15,0))" table:style-name="ce8">
            <text:p>65.5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98.167405910820833" table:formula="msoxl:=ABS(MAX(B2:B13)-B15-B16)" table:style-name="ce8">
            <text:p>98.2</text:p>
          </table:table-cell>
          <table:table-cell office:value-type="float" office:value="98.167405910820833" table:formula="msoxl:=ABS(MAX(C2:C13)-C15-C16)" table:style-name="ce8">
            <text:p>98.2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42.83259408917917" table:formula="msoxl:=B15+ B16" table:style-name="ce8">
            <text:p>242.8</text:p>
          </table:table-cell>
          <table:table-cell office:value-type="float" office:value="242.83259408917917" table:formula="msoxl:=C15+ C16" table:style-name="ce8">
            <text:p>242.8</text:p>
          </table:table-cell>
          <table:table-cell office:value-type="float" office:value="0" table:formula="msoxl:=D15+ D16" table:style-name="ce8">
            <text:p>0.0</text:p>
          </table:table-cell>
          <table:table-cell office:value-type="float" office:value="0" table:formula="msoxl:=E15+ E16" table:style-name="ce8">
            <text:p>0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2.925in" svg:width="10.18056in" svg:height="4.36944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30833in" svg:width="10.18056in" svg:height="4.36944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839H3M13.000S" table:style-name="ce9">
            <text:p>15:03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39H3M43.000S" table:style-name="ce9">
            <text:p>15:03:43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8839H4M13.000S" table:style-name="ce9">
            <text:p>15:04:13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6" table:style-name="ce1">
            <text:p>9.6</text:p>
          </table:table-cell>
          <table:table-cell table:number-columns-repeated="16128"/>
        </table:table-row>
        <table:table-row table:style-name="ro1">
          <table:table-cell office:value-type="time" office:time-value="PT988839H4M43.000S" table:style-name="ce9">
            <text:p>15:04:43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8839H5M13.000S" table:style-name="ce9">
            <text:p>15:05:13</text:p>
          </table:table-cell>
          <table:table-cell office:value-type="float" office:value="1.9" table:style-name="ce1">
            <text:p>1.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9" table:style-name="ce1">
            <text:p>3.9</text:p>
          </table:table-cell>
          <table:table-cell table:number-columns-repeated="16128"/>
        </table:table-row>
        <table:table-row table:style-name="ro1">
          <table:table-cell office:value-type="time" office:time-value="PT988839H5M43.000S" table:style-name="ce9">
            <text:p>15:05:43</text:p>
          </table:table-cell>
          <table:table-cell office:value-type="float" office:value="6.6" table:style-name="ce1">
            <text:p>6.6</text:p>
          </table:table-cell>
          <table:table-cell office:value-type="float" office:value="6.6" table:style-name="ce1">
            <text:p>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2" table:style-name="ce1">
            <text:p>13.2</text:p>
          </table:table-cell>
          <table:table-cell table:number-columns-repeated="16128"/>
        </table:table-row>
        <table:table-row table:style-name="ro1">
          <table:table-cell office:value-type="time" office:time-value="PT988839H6M13.000S" table:style-name="ce9">
            <text:p>15:06:13</text:p>
          </table:table-cell>
          <table:table-cell office:value-type="float" office:value="5.3" table:style-name="ce1">
            <text:p>5.3</text:p>
          </table:table-cell>
          <table:table-cell office:value-type="float" office:value="5.3" table:style-name="ce1">
            <text:p>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6" table:style-name="ce1">
            <text:p>10.6</text:p>
          </table:table-cell>
          <table:table-cell table:number-columns-repeated="16128"/>
        </table:table-row>
        <table:table-row table:style-name="ro1">
          <table:table-cell office:value-type="time" office:time-value="PT988839H6M43.000S" table:style-name="ce9">
            <text:p>15:06:43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office:value-type="time" office:time-value="PT988839H7M13.000S" table:style-name="ce9">
            <text:p>15:07:13</text:p>
          </table:table-cell>
          <table:table-cell office:value-type="float" office:value="6.9" table:style-name="ce1">
            <text:p>6.9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8" table:style-name="ce1">
            <text:p>13.8</text:p>
          </table:table-cell>
          <table:table-cell table:number-columns-repeated="16128"/>
        </table:table-row>
        <table:table-row table:style-name="ro1">
          <table:table-cell office:value-type="time" office:time-value="PT988839H7M43.000S" table:style-name="ce9">
            <text:p>15:07:43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1999999999999993" table:style-name="ce1">
            <text:p>8.2</text:p>
          </table:table-cell>
          <table:table-cell table:number-columns-repeated="16128"/>
        </table:table-row>
        <table:table-row table:style-name="ro1">
          <table:table-cell office:value-type="time" office:time-value="PT988839H8M13.000S" table:style-name="ce9">
            <text:p>15:08:13</text:p>
          </table:table-cell>
          <table:table-cell office:value-type="float" office:value="4.3" table:style-name="ce1">
            <text:p>4.3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6" table:style-name="ce1">
            <text:p>8.6</text:p>
          </table:table-cell>
          <table:table-cell table:number-columns-repeated="16128"/>
        </table:table-row>
        <table:table-row table:style-name="ro1">
          <table:table-cell office:value-type="time" office:time-value="PT988839H8M43.000S" table:style-name="ce9">
            <text:p>15:08:43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6333333333333333" table:formula="msoxl:=AVERAGE(B2:B13)" table:style-name="ce8">
            <text:p>3.6</text:p>
          </table:table-cell>
          <table:table-cell office:value-type="float" office:value="3.6416666666666662" table:formula="msoxl:=AVERAGE(C2:C13)" table:style-name="ce8">
            <text:p>3.6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2579510703363916" table:formula="msoxl:=IF(B15=0,0,MAX(SUMPRODUCT(B2:B13,B2:B13)/SUM(B2:B13)-B15,0))" table:style-name="ce8">
            <text:p>1.3</text:p>
          </table:table-cell>
          <table:table-cell office:value-type="float" office:value="1.2473493516399707" table:formula="msoxl:=IF(C15=0,0,MAX(SUMPRODUCT(C2:C13,C2:C13)/SUM(C2:C13)-C15,0))" table:style-name="ce8">
            <text:p>1.2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0087155963302754" table:formula="msoxl:=ABS(MAX(B2:B13)-B15-B16)" table:style-name="ce8">
            <text:p>2.0</text:p>
          </table:table-cell>
          <table:table-cell office:value-type="float" office:value="2.0109839816933635" table:formula="msoxl:=ABS(MAX(C2:C13)-C15-C16)" table:style-name="ce8">
            <text:p>2.0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8912844036697249" table:formula="msoxl:=B15+ B16" table:style-name="ce8">
            <text:p>4.9</text:p>
          </table:table-cell>
          <table:table-cell office:value-type="float" office:value="4.8890160183066369" table:formula="msoxl:=C15+ C16" table:style-name="ce8">
            <text:p>4.9</text:p>
          </table:table-cell>
          <table:table-cell office:value-type="float" office:value="0" table:formula="msoxl:=D15+ D16" table:style-name="ce8">
            <text:p>0.0</text:p>
          </table:table-cell>
          <table:table-cell office:value-type="float" office:value="0" table:formula="msoxl:=E15+ E16" table:style-name="ce8">
            <text:p>0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2.925in" svg:width="10.18056in" svg:height="4.36944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30833in" svg:width="10.18056in" svg:height="4.36944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839H3M13.000S" table:style-name="ce9">
            <text:p>15:03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39H3M43.000S" table:style-name="ce9">
            <text:p>15:03: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39H4M13.000S" table:style-name="ce9">
            <text:p>15:04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39H4M43.000S" table:style-name="ce9">
            <text:p>15:04: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39H5M13.000S" table:style-name="ce9">
            <text:p>15:05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39H5M43.000S" table:style-name="ce9">
            <text:p>15:05: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39H6M13.000S" table:style-name="ce9">
            <text:p>15:06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39H6M43.000S" table:style-name="ce9">
            <text:p>15:06: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39H7M13.000S" table:style-name="ce9">
            <text:p>15:07:13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8839H7M43.000S" table:style-name="ce9">
            <text:p>15:07: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39H8M13.000S" table:style-name="ce9">
            <text:p>15:08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39H8M43.000S" table:style-name="ce9">
            <text:p>15:08: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.3333333333333332E-3" table:formula="msoxl:=AVERAGE(B2:B13)" table:style-name="ce8">
            <text:p>0.0</text:p>
          </table:table-cell>
          <table:table-cell office:value-type="float" office:value="8.3333333333333332E-3" table:formula="msoxl:=AVERAGE(C2:C13)" table:style-name="ce8">
            <text:p>0.0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.1666666666666688E-2" table:formula="msoxl:=IF(B15=0,0,MAX(SUMPRODUCT(B2:B13,B2:B13)/SUM(B2:B13)-B15,0))" table:style-name="ce8">
            <text:p>0.1</text:p>
          </table:table-cell>
          <table:table-cell office:value-type="float" office:value="9.1666666666666688E-2" table:formula="msoxl:=IF(C15=0,0,MAX(SUMPRODUCT(C2:C13,C2:C13)/SUM(C2:C13)-C15,0))" table:style-name="ce8">
            <text:p>0.1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3877787807814457E-17" table:formula="msoxl:=ABS(MAX(B2:B13)-B15-B16)" table:style-name="ce8">
            <text:p>0.0</text:p>
          </table:table-cell>
          <table:table-cell office:value-type="float" office:value="1.3877787807814457E-17" table:formula="msoxl:=ABS(MAX(C2:C13)-C15-C16)" table:style-name="ce8">
            <text:p>0.0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.10000000000000002" table:formula="msoxl:=B15+ B16" table:style-name="ce8">
            <text:p>0.1</text:p>
          </table:table-cell>
          <table:table-cell office:value-type="float" office:value="0.10000000000000002" table:formula="msoxl:=C15+ C16" table:style-name="ce8">
            <text:p>0.1</text:p>
          </table:table-cell>
          <table:table-cell office:value-type="float" office:value="0" table:formula="msoxl:=D15+ D16" table:style-name="ce8">
            <text:p>0.0</text:p>
          </table:table-cell>
          <table:table-cell office:value-type="float" office:value="0" table:formula="msoxl:=E15+ E16" table:style-name="ce8">
            <text:p>0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2.925in" svg:width="10.18056in" svg:height="4.36944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30833in" svg:width="10.18056in" svg:height="4.36944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839H3M13.000S" table:style-name="ce9">
            <text:p>15:03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39H3M43.000S" table:style-name="ce9">
            <text:p>15:03:43</text:p>
          </table:table-cell>
          <table:table-cell office:value-type="float" office:value="118.5" table:style-name="ce1">
            <text:p>118.5</text:p>
          </table:table-cell>
          <table:table-cell office:value-type="float" office:value="118.5" table:style-name="ce1">
            <text:p>11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7" table:style-name="ce1">
            <text:p>237</text:p>
          </table:table-cell>
          <table:table-cell table:number-columns-repeated="16128"/>
        </table:table-row>
        <table:table-row table:style-name="ro1">
          <table:table-cell office:value-type="time" office:time-value="PT988839H4M13.000S" table:style-name="ce9">
            <text:p>15:04:13</text:p>
          </table:table-cell>
          <table:table-cell office:value-type="float" office:value="457.2" table:style-name="ce1">
            <text:p>457.2</text:p>
          </table:table-cell>
          <table:table-cell office:value-type="float" office:value="457.2" table:style-name="ce1">
            <text:p>45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14.4" table:style-name="ce1">
            <text:p>914.4</text:p>
          </table:table-cell>
          <table:table-cell table:number-columns-repeated="16128"/>
        </table:table-row>
        <table:table-row table:style-name="ro1">
          <table:table-cell office:value-type="time" office:time-value="PT988839H4M43.000S" table:style-name="ce9">
            <text:p>15:04:43</text:p>
          </table:table-cell>
          <table:table-cell office:value-type="float" office:value="30.8" table:style-name="ce1">
            <text:p>30.8</text:p>
          </table:table-cell>
          <table:table-cell office:value-type="float" office:value="30.8" table:style-name="ce1">
            <text:p>3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1.6" table:style-name="ce1">
            <text:p>61.6</text:p>
          </table:table-cell>
          <table:table-cell table:number-columns-repeated="16128"/>
        </table:table-row>
        <table:table-row table:style-name="ro1">
          <table:table-cell office:value-type="time" office:time-value="PT988839H5M13.000S" table:style-name="ce9">
            <text:p>15:05:13</text:p>
          </table:table-cell>
          <table:table-cell office:value-type="float" office:value="663.8" table:style-name="ce1">
            <text:p>663.8</text:p>
          </table:table-cell>
          <table:table-cell office:value-type="float" office:value="663.8" table:style-name="ce1">
            <text:p>66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27.6" table:style-name="ce1">
            <text:p>1327.6</text:p>
          </table:table-cell>
          <table:table-cell table:number-columns-repeated="16128"/>
        </table:table-row>
        <table:table-row table:style-name="ro1">
          <table:table-cell office:value-type="time" office:time-value="PT988839H5M43.000S" table:style-name="ce9">
            <text:p>15:05:43</text:p>
          </table:table-cell>
          <table:table-cell office:value-type="float" office:value="2976.7" table:style-name="ce1">
            <text:p>2976.7</text:p>
          </table:table-cell>
          <table:table-cell office:value-type="float" office:value="2976.7" table:style-name="ce1">
            <text:p>297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953.4" table:style-name="ce1">
            <text:p>5953.4</text:p>
          </table:table-cell>
          <table:table-cell table:number-columns-repeated="16128"/>
        </table:table-row>
        <table:table-row table:style-name="ro1">
          <table:table-cell office:value-type="time" office:time-value="PT988839H6M13.000S" table:style-name="ce9">
            <text:p>15:06:13</text:p>
          </table:table-cell>
          <table:table-cell office:value-type="float" office:value="2674.9" table:style-name="ce1">
            <text:p>2674.9</text:p>
          </table:table-cell>
          <table:table-cell office:value-type="float" office:value="2674.9" table:style-name="ce1">
            <text:p>267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349.8" table:style-name="ce1">
            <text:p>5349.8</text:p>
          </table:table-cell>
          <table:table-cell table:number-columns-repeated="16128"/>
        </table:table-row>
        <table:table-row table:style-name="ro1">
          <table:table-cell office:value-type="time" office:time-value="PT988839H6M43.000S" table:style-name="ce9">
            <text:p>15:06:43</text:p>
          </table:table-cell>
          <table:table-cell office:value-type="float" office:value="2707.3" table:style-name="ce1">
            <text:p>2707.3</text:p>
          </table:table-cell>
          <table:table-cell office:value-type="float" office:value="2707.3" table:style-name="ce1">
            <text:p>270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414.6" table:style-name="ce1">
            <text:p>5414.6</text:p>
          </table:table-cell>
          <table:table-cell table:number-columns-repeated="16128"/>
        </table:table-row>
        <table:table-row table:style-name="ro1">
          <table:table-cell office:value-type="time" office:time-value="PT988839H7M13.000S" table:style-name="ce9">
            <text:p>15:07:13</text:p>
          </table:table-cell>
          <table:table-cell office:value-type="float" office:value="2966" table:style-name="ce1">
            <text:p>2966</text:p>
          </table:table-cell>
          <table:table-cell office:value-type="float" office:value="2966" table:style-name="ce1">
            <text:p>2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932" table:style-name="ce1">
            <text:p>5932</text:p>
          </table:table-cell>
          <table:table-cell table:number-columns-repeated="16128"/>
        </table:table-row>
        <table:table-row table:style-name="ro1">
          <table:table-cell office:value-type="time" office:time-value="PT988839H7M43.000S" table:style-name="ce9">
            <text:p>15:07:43</text:p>
          </table:table-cell>
          <table:table-cell office:value-type="float" office:value="2297.4" table:style-name="ce1">
            <text:p>2297.4</text:p>
          </table:table-cell>
          <table:table-cell office:value-type="float" office:value="2297.4" table:style-name="ce1">
            <text:p>229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594.8" table:style-name="ce1">
            <text:p>4594.8</text:p>
          </table:table-cell>
          <table:table-cell table:number-columns-repeated="16128"/>
        </table:table-row>
        <table:table-row table:style-name="ro1">
          <table:table-cell office:value-type="time" office:time-value="PT988839H8M13.000S" table:style-name="ce9">
            <text:p>15:08:13</text:p>
          </table:table-cell>
          <table:table-cell office:value-type="float" office:value="2243.4" table:style-name="ce1">
            <text:p>2243.4</text:p>
          </table:table-cell>
          <table:table-cell office:value-type="float" office:value="2243.4" table:style-name="ce1">
            <text:p>224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486.8" table:style-name="ce1">
            <text:p>4486.8</text:p>
          </table:table-cell>
          <table:table-cell table:number-columns-repeated="16128"/>
        </table:table-row>
        <table:table-row table:style-name="ro1">
          <table:table-cell office:value-type="time" office:time-value="PT988839H8M43.000S" table:style-name="ce9">
            <text:p>15:08:43</text:p>
          </table:table-cell>
          <table:table-cell office:value-type="float" office:value="1315.5" table:style-name="ce1">
            <text:p>1315.5</text:p>
          </table:table-cell>
          <table:table-cell office:value-type="float" office:value="1315.5" table:style-name="ce1">
            <text:p>131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31" table:style-name="ce1">
            <text:p>2631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537.625" table:formula="msoxl:=AVERAGE(B2:B13)" table:style-name="ce8">
            <text:p>1537.6</text:p>
          </table:table-cell>
          <table:table-cell office:value-type="float" office:value="1537.625" table:formula="msoxl:=AVERAGE(C2:C13)" table:style-name="ce8">
            <text:p>1537.6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92.99288635070297" table:formula="msoxl:=IF(B15=0,0,MAX(SUMPRODUCT(B2:B13,B2:B13)/SUM(B2:B13)-B15,0))" table:style-name="ce8">
            <text:p>893.0</text:p>
          </table:table-cell>
          <table:table-cell office:value-type="float" office:value="892.99288635070297" table:formula="msoxl:=IF(C15=0,0,MAX(SUMPRODUCT(C2:C13,C2:C13)/SUM(C2:C13)-C15,0))" table:style-name="ce8">
            <text:p>893.0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46.08211364929684" table:formula="msoxl:=ABS(MAX(B2:B13)-B15-B16)" table:style-name="ce8">
            <text:p>546.1</text:p>
          </table:table-cell>
          <table:table-cell office:value-type="float" office:value="546.08211364929684" table:formula="msoxl:=ABS(MAX(C2:C13)-C15-C16)" table:style-name="ce8">
            <text:p>546.1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430.617886350703" table:formula="msoxl:=B15+ B16" table:style-name="ce8">
            <text:p>2430.6</text:p>
          </table:table-cell>
          <table:table-cell office:value-type="float" office:value="2430.617886350703" table:formula="msoxl:=C15+ C16" table:style-name="ce8">
            <text:p>2430.6</text:p>
          </table:table-cell>
          <table:table-cell office:value-type="float" office:value="0" table:formula="msoxl:=D15+ D16" table:style-name="ce8">
            <text:p>0.0</text:p>
          </table:table-cell>
          <table:table-cell office:value-type="float" office:value="0" table:formula="msoxl:=E15+ E16" table:style-name="ce8">
            <text:p>0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2.925in" svg:width="10.18056in" svg:height="4.36944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30833in" svg:width="10.18056in" svg:height="4.36944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839H3M13.000S" table:style-name="ce9">
            <text:p>15:03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839H3M43.000S" table:style-name="ce9">
            <text:p>15:03:43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8839H4M13.000S" table:style-name="ce9">
            <text:p>15:04:13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4" table:style-name="ce1">
            <text:p>8.4</text:p>
          </table:table-cell>
          <table:table-cell table:number-columns-repeated="16128"/>
        </table:table-row>
        <table:table-row table:style-name="ro1">
          <table:table-cell office:value-type="time" office:time-value="PT988839H4M43.000S" table:style-name="ce9">
            <text:p>15:04:43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time" office:time-value="PT988839H5M13.000S" table:style-name="ce9">
            <text:p>15:05:13</text:p>
          </table:table-cell>
          <table:table-cell office:value-type="float" office:value="5.8" table:style-name="ce1">
            <text:p>5.8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6" table:style-name="ce1">
            <text:p>11.6</text:p>
          </table:table-cell>
          <table:table-cell table:number-columns-repeated="16128"/>
        </table:table-row>
        <table:table-row table:style-name="ro1">
          <table:table-cell office:value-type="time" office:time-value="PT988839H5M43.000S" table:style-name="ce9">
            <text:p>15:05:43</text:p>
          </table:table-cell>
          <table:table-cell office:value-type="float" office:value="11.7" table:style-name="ce1">
            <text:p>11.7</text:p>
          </table:table-cell>
          <table:table-cell office:value-type="float" office:value="11.7" table:style-name="ce1">
            <text:p>1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.4" table:style-name="ce1">
            <text:p>23.4</text:p>
          </table:table-cell>
          <table:table-cell table:number-columns-repeated="16128"/>
        </table:table-row>
        <table:table-row table:style-name="ro1">
          <table:table-cell office:value-type="time" office:time-value="PT988839H6M13.000S" table:style-name="ce9">
            <text:p>15:06:13</text:p>
          </table:table-cell>
          <table:table-cell office:value-type="float" office:value="11.4" table:style-name="ce1">
            <text:p>11.4</text:p>
          </table:table-cell>
          <table:table-cell office:value-type="float" office:value="11.4" table:style-name="ce1">
            <text:p>1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.8" table:style-name="ce1">
            <text:p>22.8</text:p>
          </table:table-cell>
          <table:table-cell table:number-columns-repeated="16128"/>
        </table:table-row>
        <table:table-row table:style-name="ro1">
          <table:table-cell office:value-type="time" office:time-value="PT988839H6M43.000S" table:style-name="ce9">
            <text:p>15:06:43</text:p>
          </table:table-cell>
          <table:table-cell office:value-type="float" office:value="10.3" table:style-name="ce1">
            <text:p>10.3</text:p>
          </table:table-cell>
          <table:table-cell office:value-type="float" office:value="10.3" table:style-name="ce1">
            <text:p>1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.6" table:style-name="ce1">
            <text:p>20.6</text:p>
          </table:table-cell>
          <table:table-cell table:number-columns-repeated="16128"/>
        </table:table-row>
        <table:table-row table:style-name="ro1">
          <table:table-cell office:value-type="time" office:time-value="PT988839H7M13.000S" table:style-name="ce9">
            <text:p>15:07:1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399999999999999" table:style-name="ce1">
            <text:p>17.4</text:p>
          </table:table-cell>
          <table:table-cell table:number-columns-repeated="16128"/>
        </table:table-row>
        <table:table-row table:style-name="ro1">
          <table:table-cell office:value-type="time" office:time-value="PT988839H7M43.000S" table:style-name="ce9">
            <text:p>15:07:4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" table:style-name="ce1">
            <text:p>18</text:p>
          </table:table-cell>
          <table:table-cell table:number-columns-repeated="16128"/>
        </table:table-row>
        <table:table-row table:style-name="ro1">
          <table:table-cell office:value-type="time" office:time-value="PT988839H8M13.000S" table:style-name="ce9">
            <text:p>15:08:1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399999999999999" table:style-name="ce1">
            <text:p>17.4</text:p>
          </table:table-cell>
          <table:table-cell table:number-columns-repeated="16128"/>
        </table:table-row>
        <table:table-row table:style-name="ro1">
          <table:table-cell office:value-type="time" office:time-value="PT988839H8M43.000S" table:style-name="ce9">
            <text:p>15:08:43</text:p>
          </table:table-cell>
          <table:table-cell office:value-type="float" office:value="5.7" table:style-name="ce1">
            <text:p>5.7</text:p>
          </table:table-cell>
          <table:table-cell office:value-type="float" office:value="5.7" table:style-name="ce1">
            <text:p>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4" table:style-name="ce1">
            <text:p>11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.6166666666666671" table:formula="msoxl:=AVERAGE(B2:B13)" table:style-name="ce8">
            <text:p>6.6</text:p>
          </table:table-cell>
          <table:table-cell office:value-type="float" office:value="6.6166666666666671" table:formula="msoxl:=AVERAGE(C2:C13)" table:style-name="ce8">
            <text:p>6.6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1629303106633078" table:formula="msoxl:=IF(B15=0,0,MAX(SUMPRODUCT(B2:B13,B2:B13)/SUM(B2:B13)-B15,0))" table:style-name="ce8">
            <text:p>2.2</text:p>
          </table:table-cell>
          <table:table-cell office:value-type="float" office:value="2.1629303106633078" table:formula="msoxl:=IF(C15=0,0,MAX(SUMPRODUCT(C2:C13,C2:C13)/SUM(C2:C13)-C15,0))" table:style-name="ce8">
            <text:p>2.2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9204030226700244" table:formula="msoxl:=ABS(MAX(B2:B13)-B15-B16)" table:style-name="ce8">
            <text:p>2.9</text:p>
          </table:table-cell>
          <table:table-cell office:value-type="float" office:value="2.9204030226700244" table:formula="msoxl:=ABS(MAX(C2:C13)-C15-C16)" table:style-name="ce8">
            <text:p>2.9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8.7795969773299749" table:formula="msoxl:=B15+ B16" table:style-name="ce8">
            <text:p>8.8</text:p>
          </table:table-cell>
          <table:table-cell office:value-type="float" office:value="8.7795969773299749" table:formula="msoxl:=C15+ C16" table:style-name="ce8">
            <text:p>8.8</text:p>
          </table:table-cell>
          <table:table-cell office:value-type="float" office:value="0" table:formula="msoxl:=D15+ D16" table:style-name="ce8">
            <text:p>0.0</text:p>
          </table:table-cell>
          <table:table-cell office:value-type="float" office:value="0" table:formula="msoxl:=E15+ E16" table:style-name="ce8">
            <text:p>0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2.925in" svg:width="10.26389in" svg:height="4.36944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8839H3M13.000S" table:style-name="ce9">
            <text:p>15:03:13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39H3M43.000S" table:style-name="ce9">
            <text:p>15:03:43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39H4M13.000S" table:style-name="ce9">
            <text:p>15:04:13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39H4M43.000S" table:style-name="ce9">
            <text:p>15:04:43</text:p>
          </table:table-cell>
          <table:table-cell office:value-type="float" office:value="58.1" table:style-name="ce1">
            <text:p>5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39H5M13.000S" table:style-name="ce9">
            <text:p>15:05:13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39H5M43.000S" table:style-name="ce9">
            <text:p>15:05:43</text:p>
          </table:table-cell>
          <table:table-cell office:value-type="float" office:value="59.5" table:style-name="ce1">
            <text:p>5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39H6M13.000S" table:style-name="ce9">
            <text:p>15:06:13</text:p>
          </table:table-cell>
          <table:table-cell office:value-type="float" office:value="60.4" table:style-name="ce1">
            <text:p>6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39H6M43.000S" table:style-name="ce9">
            <text:p>15:06:43</text:p>
          </table:table-cell>
          <table:table-cell office:value-type="float" office:value="60.7" table:style-name="ce1">
            <text:p>6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39H7M13.000S" table:style-name="ce9">
            <text:p>15:07:13</text:p>
          </table:table-cell>
          <table:table-cell office:value-type="float" office:value="60.6" table:style-name="ce1">
            <text:p>6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39H7M43.000S" table:style-name="ce9">
            <text:p>15:07:43</text:p>
          </table:table-cell>
          <table:table-cell office:value-type="float" office:value="60.4" table:style-name="ce1">
            <text:p>6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39H8M13.000S" table:style-name="ce9">
            <text:p>15:08:13</text:p>
          </table:table-cell>
          <table:table-cell office:value-type="float" office:value="59.7" table:style-name="ce1">
            <text:p>59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839H8M43.000S" table:style-name="ce9">
            <text:p>15:08:43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9.166666666666664" table:formula="msoxl:=AVERAGE(B2:B13)" table:style-name="ce8">
            <text:p>59.2</text:p>
          </table:table-cell>
          <table:table-cell office:value-type="float" office:value="0" table:formula="msoxl:=AVERAGE(C2:C13)" table:style-name="ce8">
            <text:p>0.0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office:value-type="float" office:value="0" table:formula="msoxl:=AVERAGE(F2:F13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1474178403764199E-2" table:formula="msoxl:=IF(B15=0,0,MAX(SUMPRODUCT(B2:B13,B2:B13)/SUM(B2:B13)-B15,0))" table:style-name="ce8">
            <text:p>0.0</text:p>
          </table:table-cell>
          <table:table-cell office:value-type="float" office:value="0" table:formula="msoxl:=IF(C15=0,0,MAX(SUMPRODUCT(C2:C13,C2:C13)/SUM(C2:C13)-C15,0))" table:style-name="ce8">
            <text:p>0.0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office:value-type="float" office:value="0" table:formula="msoxl:=IF(F15=0,0,MAX(SUMPRODUCT(F2:F13,F2:F13)/SUM(F2:F13)-F15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5118591549295743" table:formula="msoxl:=ABS(MAX(B2:B13)-B15-B16)" table:style-name="ce8">
            <text:p>1.5</text:p>
          </table:table-cell>
          <table:table-cell office:value-type="float" office:value="0" table:formula="msoxl:=ABS(MAX(C2:C13)-C15-C16)" table:style-name="ce8">
            <text:p>0.0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office:value-type="float" office:value="0" table:formula="msoxl:=ABS(MAX(F2:F13)-F15-F16)" table:style-name="ce8">
            <text:p>0.0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2.925in" svg:width="10.02431in" svg:height="4.36944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30833in" svg:width="10.02431in" svg:height="4.36944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9" table:number-columns-repeated="2" table:default-cell-style-name="ce1"/>
        <table:table-column table:style-name="co21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8839H3M13.000S" table:style-name="ce9">
            <text:p>15:03:1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24.1000000000004" table:style-name="ce1">
            <text:p>4724.1</text:p>
          </table:table-cell>
          <table:table-cell office:value-type="float" office:value="4139.7" table:style-name="ce1">
            <text:p>4139.7</text:p>
          </table:table-cell>
          <table:table-cell office:value-type="float" office:value="584.4" table:style-name="ce1">
            <text:p>584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7.8" table:style-name="ce1">
            <text:p>737.8</text:p>
          </table:table-cell>
          <table:table-cell office:value-type="float" office:value="2030.6" table:style-name="ce1">
            <text:p>2030.6</text:p>
          </table:table-cell>
          <table:table-cell office:value-type="float" office:value="-1" table:style-name="ce1">
            <text:p>-1</text:p>
          </table:table-cell>
          <table:table-cell office:value-type="float" office:value="150.19999999999999" table:style-name="ce1">
            <text:p>150.2</text:p>
          </table:table-cell>
          <table:table-cell office:value-type="float" office:value="0" table:style-name="ce1">
            <text:p>0</text:p>
          </table:table-cell>
          <table:table-cell office:value-type="float" office:value="245.8" table:style-name="ce1">
            <text:p>245.8</text:p>
          </table:table-cell>
          <table:table-cell table:number-columns-repeated="16368"/>
        </table:table-row>
        <table:table-row table:style-name="ro1">
          <table:table-cell office:value-type="time" office:time-value="PT988839H3M43.000S" table:style-name="ce9">
            <text:p>15:03:4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14.6000000000004" table:style-name="ce1">
            <text:p>4614.6</text:p>
          </table:table-cell>
          <table:table-cell office:value-type="float" office:value="4033.3" table:style-name="ce1">
            <text:p>4033.3</text:p>
          </table:table-cell>
          <table:table-cell office:value-type="float" office:value="581.20000000000005" table:style-name="ce1">
            <text:p>581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0.9" table:style-name="ce1">
            <text:p>750.9</text:p>
          </table:table-cell>
          <table:table-cell office:value-type="float" office:value="2128.6999999999998" table:style-name="ce1">
            <text:p>2128.7</text:p>
          </table:table-cell>
          <table:table-cell office:value-type="float" office:value="-1" table:style-name="ce1">
            <text:p>-1</text:p>
          </table:table-cell>
          <table:table-cell office:value-type="float" office:value="150.19999999999999" table:style-name="ce1">
            <text:p>150.2</text:p>
          </table:table-cell>
          <table:table-cell office:value-type="float" office:value="0" table:style-name="ce1">
            <text:p>0</text:p>
          </table:table-cell>
          <table:table-cell office:value-type="float" office:value="254.4" table:style-name="ce1">
            <text:p>254.4</text:p>
          </table:table-cell>
          <table:table-cell table:number-columns-repeated="16368"/>
        </table:table-row>
        <table:table-row table:style-name="ro1">
          <table:table-cell office:value-type="time" office:time-value="PT988839H4M13.000S" table:style-name="ce9">
            <text:p>15:04:1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95.8999999999996" table:style-name="ce1">
            <text:p>4595.9</text:p>
          </table:table-cell>
          <table:table-cell office:value-type="float" office:value="4014.7" table:style-name="ce1">
            <text:p>4014.7</text:p>
          </table:table-cell>
          <table:table-cell office:value-type="float" office:value="581.20000000000005" table:style-name="ce1">
            <text:p>581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0.9" table:style-name="ce1">
            <text:p>750.9</text:p>
          </table:table-cell>
          <table:table-cell office:value-type="float" office:value="2147.1999999999998" table:style-name="ce1">
            <text:p>2147.2</text:p>
          </table:table-cell>
          <table:table-cell office:value-type="float" office:value="-1" table:style-name="ce1">
            <text:p>-1</text:p>
          </table:table-cell>
          <table:table-cell office:value-type="float" office:value="150.19999999999999" table:style-name="ce1">
            <text:p>150.2</text:p>
          </table:table-cell>
          <table:table-cell office:value-type="float" office:value="0" table:style-name="ce1">
            <text:p>0</text:p>
          </table:table-cell>
          <table:table-cell office:value-type="float" office:value="254.4" table:style-name="ce1">
            <text:p>254.4</text:p>
          </table:table-cell>
          <table:table-cell table:number-columns-repeated="16368"/>
        </table:table-row>
        <table:table-row table:style-name="ro1">
          <table:table-cell office:value-type="time" office:time-value="PT988839H4M43.000S" table:style-name="ce9">
            <text:p>15:04:4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70.5" table:style-name="ce1">
            <text:p>4270.5</text:p>
          </table:table-cell>
          <table:table-cell office:value-type="float" office:value="3689.2" table:style-name="ce1">
            <text:p>3689.2</text:p>
          </table:table-cell>
          <table:table-cell office:value-type="float" office:value="581.29999999999995" table:style-name="ce1">
            <text:p>581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7.4" table:style-name="ce1">
            <text:p>757.4</text:p>
          </table:table-cell>
          <table:table-cell office:value-type="float" office:value="2466" table:style-name="ce1">
            <text:p>2466</text:p>
          </table:table-cell>
          <table:table-cell office:value-type="float" office:value="-1" table:style-name="ce1">
            <text:p>-1</text:p>
          </table:table-cell>
          <table:table-cell office:value-type="float" office:value="150.19999999999999" table:style-name="ce1">
            <text:p>150.2</text:p>
          </table:table-cell>
          <table:table-cell office:value-type="float" office:value="0" table:style-name="ce1">
            <text:p>0</text:p>
          </table:table-cell>
          <table:table-cell office:value-type="float" office:value="260.3" table:style-name="ce1">
            <text:p>260.3</text:p>
          </table:table-cell>
          <table:table-cell table:number-columns-repeated="16368"/>
        </table:table-row>
        <table:table-row table:style-name="ro1">
          <table:table-cell office:value-type="time" office:time-value="PT988839H5M13.000S" table:style-name="ce9">
            <text:p>15:05:1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19.7" table:style-name="ce1">
            <text:p>4119.7</text:p>
          </table:table-cell>
          <table:table-cell office:value-type="float" office:value="3540" table:style-name="ce1">
            <text:p>3540</text:p>
          </table:table-cell>
          <table:table-cell office:value-type="float" office:value="579.70000000000005" table:style-name="ce1">
            <text:p>579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24.6" table:style-name="ce1">
            <text:p>824.6</text:p>
          </table:table-cell>
          <table:table-cell office:value-type="float" office:value="2566.9" table:style-name="ce1">
            <text:p>2566.9</text:p>
          </table:table-cell>
          <table:table-cell office:value-type="float" office:value="-1" table:style-name="ce1">
            <text:p>-1</text:p>
          </table:table-cell>
          <table:table-cell office:value-type="float" office:value="150.19999999999999" table:style-name="ce1">
            <text:p>150.2</text:p>
          </table:table-cell>
          <table:table-cell office:value-type="float" office:value="0" table:style-name="ce1">
            <text:p>0</text:p>
          </table:table-cell>
          <table:table-cell office:value-type="float" office:value="307.3" table:style-name="ce1">
            <text:p>307.3</text:p>
          </table:table-cell>
          <table:table-cell table:number-columns-repeated="16368"/>
        </table:table-row>
        <table:table-row table:style-name="ro1">
          <table:table-cell office:value-type="time" office:time-value="PT988839H5M43.000S" table:style-name="ce9">
            <text:p>15:05:4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971.8" table:style-name="ce1">
            <text:p>3971.8</text:p>
          </table:table-cell>
          <table:table-cell office:value-type="float" office:value="3393" table:style-name="ce1">
            <text:p>3393</text:p>
          </table:table-cell>
          <table:table-cell office:value-type="float" office:value="578.79999999999995" table:style-name="ce1">
            <text:p>578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70.7" table:style-name="ce1">
            <text:p>870.7</text:p>
          </table:table-cell>
          <table:table-cell office:value-type="float" office:value="2677.6" table:style-name="ce1">
            <text:p>2677.6</text:p>
          </table:table-cell>
          <table:table-cell office:value-type="float" office:value="-1" table:style-name="ce1">
            <text:p>-1</text:p>
          </table:table-cell>
          <table:table-cell office:value-type="float" office:value="150.19999999999999" table:style-name="ce1">
            <text:p>150.2</text:p>
          </table:table-cell>
          <table:table-cell office:value-type="float" office:value="0" table:style-name="ce1">
            <text:p>0</text:p>
          </table:table-cell>
          <table:table-cell office:value-type="float" office:value="345.1" table:style-name="ce1">
            <text:p>345.1</text:p>
          </table:table-cell>
          <table:table-cell table:number-columns-repeated="16368"/>
        </table:table-row>
        <table:table-row table:style-name="ro1">
          <table:table-cell office:value-type="time" office:time-value="PT988839H6M13.000S" table:style-name="ce9">
            <text:p>15:06:1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945.6" table:style-name="ce1">
            <text:p>3945.6</text:p>
          </table:table-cell>
          <table:table-cell office:value-type="float" office:value="3367.7" table:style-name="ce1">
            <text:p>3367.7</text:p>
          </table:table-cell>
          <table:table-cell office:value-type="float" office:value="577.9" table:style-name="ce1">
            <text:p>577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36.3" table:style-name="ce1">
            <text:p>936.3</text:p>
          </table:table-cell>
          <table:table-cell office:value-type="float" office:value="2663.9" table:style-name="ce1">
            <text:p>2663.9</text:p>
          </table:table-cell>
          <table:table-cell office:value-type="float" office:value="-1" table:style-name="ce1">
            <text:p>-1</text:p>
          </table:table-cell>
          <table:table-cell office:value-type="float" office:value="150.30000000000001" table:style-name="ce1">
            <text:p>150.3</text:p>
          </table:table-cell>
          <table:table-cell office:value-type="float" office:value="0" table:style-name="ce1">
            <text:p>0</text:p>
          </table:table-cell>
          <table:table-cell office:value-type="float" office:value="384.4" table:style-name="ce1">
            <text:p>384.4</text:p>
          </table:table-cell>
          <table:table-cell table:number-columns-repeated="16368"/>
        </table:table-row>
        <table:table-row table:style-name="ro1">
          <table:table-cell office:value-type="time" office:time-value="PT988839H6M43.000S" table:style-name="ce9">
            <text:p>15:06:4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15" table:style-name="ce1">
            <text:p>4015</text:p>
          </table:table-cell>
          <table:table-cell office:value-type="float" office:value="3437.2" table:style-name="ce1">
            <text:p>3437.2</text:p>
          </table:table-cell>
          <table:table-cell office:value-type="float" office:value="577.79999999999995" table:style-name="ce1">
            <text:p>577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60.2" table:style-name="ce1">
            <text:p>960.2</text:p>
          </table:table-cell>
          <table:table-cell office:value-type="float" office:value="2581.1999999999998" table:style-name="ce1">
            <text:p>2581.2</text:p>
          </table:table-cell>
          <table:table-cell office:value-type="float" office:value="-1" table:style-name="ce1">
            <text:p>-1</text:p>
          </table:table-cell>
          <table:table-cell office:value-type="float" office:value="150.4" table:style-name="ce1">
            <text:p>150.4</text:p>
          </table:table-cell>
          <table:table-cell office:value-type="float" office:value="0" table:style-name="ce1">
            <text:p>0</text:p>
          </table:table-cell>
          <table:table-cell office:value-type="float" office:value="398.3" table:style-name="ce1">
            <text:p>398.3</text:p>
          </table:table-cell>
          <table:table-cell table:number-columns-repeated="16368"/>
        </table:table-row>
        <table:table-row table:style-name="ro1">
          <table:table-cell office:value-type="time" office:time-value="PT988839H7M13.000S" table:style-name="ce9">
            <text:p>15:07:1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33.6" table:style-name="ce1">
            <text:p>4033.6</text:p>
          </table:table-cell>
          <table:table-cell office:value-type="float" office:value="3456.2" table:style-name="ce1">
            <text:p>3456.2</text:p>
          </table:table-cell>
          <table:table-cell office:value-type="float" office:value="577.29999999999995" table:style-name="ce1">
            <text:p>577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53.2" table:style-name="ce1">
            <text:p>953.2</text:p>
          </table:table-cell>
          <table:table-cell office:value-type="float" office:value="2560.5" table:style-name="ce1">
            <text:p>2560.5</text:p>
          </table:table-cell>
          <table:table-cell office:value-type="float" office:value="-1" table:style-name="ce1">
            <text:p>-1</text:p>
          </table:table-cell>
          <table:table-cell office:value-type="float" office:value="150.5" table:style-name="ce1">
            <text:p>150.5</text:p>
          </table:table-cell>
          <table:table-cell office:value-type="float" office:value="0" table:style-name="ce1">
            <text:p>0</text:p>
          </table:table-cell>
          <table:table-cell office:value-type="float" office:value="399.1" table:style-name="ce1">
            <text:p>399.1</text:p>
          </table:table-cell>
          <table:table-cell table:number-columns-repeated="16368"/>
        </table:table-row>
        <table:table-row table:style-name="ro1">
          <table:table-cell office:value-type="time" office:time-value="PT988839H7M43.000S" table:style-name="ce9">
            <text:p>15:07:4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10.1" table:style-name="ce1">
            <text:p>4010.1</text:p>
          </table:table-cell>
          <table:table-cell office:value-type="float" office:value="3432.8" table:style-name="ce1">
            <text:p>3432.8</text:p>
          </table:table-cell>
          <table:table-cell office:value-type="float" office:value="577.29999999999995" table:style-name="ce1">
            <text:p>577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33.7" table:style-name="ce1">
            <text:p>933.7</text:p>
          </table:table-cell>
          <table:table-cell office:value-type="float" office:value="2598.5" table:style-name="ce1">
            <text:p>2598.5</text:p>
          </table:table-cell>
          <table:table-cell office:value-type="float" office:value="-1" table:style-name="ce1">
            <text:p>-1</text:p>
          </table:table-cell>
          <table:table-cell office:value-type="float" office:value="150.6" table:style-name="ce1">
            <text:p>150.6</text:p>
          </table:table-cell>
          <table:table-cell office:value-type="float" office:value="0" table:style-name="ce1">
            <text:p>0</text:p>
          </table:table-cell>
          <table:table-cell office:value-type="float" office:value="384.5" table:style-name="ce1">
            <text:p>384.5</text:p>
          </table:table-cell>
          <table:table-cell table:number-columns-repeated="16368"/>
        </table:table-row>
        <table:table-row table:style-name="ro1">
          <table:table-cell office:value-type="time" office:time-value="PT988839H8M13.000S" table:style-name="ce9">
            <text:p>15:08:1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01" table:style-name="ce1">
            <text:p>4001</text:p>
          </table:table-cell>
          <table:table-cell office:value-type="float" office:value="3423.2" table:style-name="ce1">
            <text:p>3423.2</text:p>
          </table:table-cell>
          <table:table-cell office:value-type="float" office:value="577.9" table:style-name="ce1">
            <text:p>577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85" table:style-name="ce1">
            <text:p>885</text:p>
          </table:table-cell>
          <table:table-cell office:value-type="float" office:value="2647.4" table:style-name="ce1">
            <text:p>2647.4</text:p>
          </table:table-cell>
          <table:table-cell office:value-type="float" office:value="-1" table:style-name="ce1">
            <text:p>-1</text:p>
          </table:table-cell>
          <table:table-cell office:value-type="float" office:value="150.69999999999999" table:style-name="ce1">
            <text:p>150.7</text:p>
          </table:table-cell>
          <table:table-cell office:value-type="float" office:value="0" table:style-name="ce1">
            <text:p>0</text:p>
          </table:table-cell>
          <table:table-cell office:value-type="float" office:value="345.3" table:style-name="ce1">
            <text:p>345.3</text:p>
          </table:table-cell>
          <table:table-cell table:number-columns-repeated="16368"/>
        </table:table-row>
        <table:table-row table:style-name="ro1">
          <table:table-cell office:value-type="time" office:time-value="PT988839H8M43.000S" table:style-name="ce9">
            <text:p>15:08:4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38.5" table:style-name="ce1">
            <text:p>4138.5</text:p>
          </table:table-cell>
          <table:table-cell office:value-type="float" office:value="3559.3" table:style-name="ce1">
            <text:p>3559.3</text:p>
          </table:table-cell>
          <table:table-cell office:value-type="float" office:value="579.29999999999995" table:style-name="ce1">
            <text:p>579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7.9" table:style-name="ce1">
            <text:p>747.9</text:p>
          </table:table-cell>
          <table:table-cell office:value-type="float" office:value="2601.3000000000002" table:style-name="ce1">
            <text:p>2601.3</text:p>
          </table:table-cell>
          <table:table-cell office:value-type="float" office:value="-1" table:style-name="ce1">
            <text:p>-1</text:p>
          </table:table-cell>
          <table:table-cell office:value-type="float" office:value="150.80000000000001" table:style-name="ce1">
            <text:p>150.8</text:p>
          </table:table-cell>
          <table:table-cell office:value-type="float" office:value="0" table:style-name="ce1">
            <text:p>0</text:p>
          </table:table-cell>
          <table:table-cell office:value-type="float" office:value="254.6" table:style-name="ce1">
            <text:p>254.6</text:p>
          </table:table-cell>
          <table:table-cell table:number-columns-repeated="16368"/>
        </table:table-row>
        <table:table-row table:number-rows-repeated="1048563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2.925in" svg:width="10.26389in" svg:height="4.36944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30833in" svg:width="10.26389in" svg:height="4.36944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1.69167in" svg:width="10.26389in" svg:height="4.36944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8839H3M13.000S" table:style-name="ce9">
            <text:p>15:03:13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.5999999999999999" table:style-name="ce1">
            <text:p>1.6</text:p>
          </table:table-cell>
          <table:table-cell office:value-type="float" office:value="1.4" table:style-name="ce1">
            <text:p>1.4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8839H3M43.000S" table:style-name="ce9">
            <text:p>15:03:43</text:p>
          </table:table-cell>
          <table:table-cell office:value-type="float" office:value="3752.3" table:style-name="ce1">
            <text:p>3752.3</text:p>
          </table:table-cell>
          <table:table-cell office:value-type="float" office:value="212.2" table:style-name="ce1">
            <text:p>212.2</text:p>
          </table:table-cell>
          <table:table-cell office:value-type="float" office:value="3752.3" table:style-name="ce1">
            <text:p>3752.3</text:p>
          </table:table-cell>
          <table:table-cell office:value-type="float" office:value="587.5" table:style-name="ce1">
            <text:p>587.5</text:p>
          </table:table-cell>
          <table:table-cell office:value-type="float" office:value="7504.6" table:style-name="ce1">
            <text:p>7504.6</text:p>
          </table:table-cell>
          <table:table-cell office:value-type="float" office:value="799.7" table:style-name="ce1">
            <text:p>799.7</text:p>
          </table:table-cell>
          <table:table-cell office:value-type="float" office:value="3964.5" table:style-name="ce1">
            <text:p>3964.5</text:p>
          </table:table-cell>
          <table:table-cell office:value-type="float" office:value="-4339.8" table:style-name="ce1">
            <text:p>-4339.8</text:p>
          </table:table-cell>
          <table:table-cell table:number-columns-repeated="16375"/>
        </table:table-row>
        <table:table-row table:style-name="ro1">
          <table:table-cell office:value-type="time" office:time-value="PT988839H4M13.000S" table:style-name="ce9">
            <text:p>15:04:13</text:p>
          </table:table-cell>
          <table:table-cell office:value-type="float" office:value="7474.7" table:style-name="ce1">
            <text:p>7474.7</text:p>
          </table:table-cell>
          <table:table-cell office:value-type="float" office:value="2.1" table:style-name="ce1">
            <text:p>2.1</text:p>
          </table:table-cell>
          <table:table-cell office:value-type="float" office:value="7474.7" table:style-name="ce1">
            <text:p>7474.7</text:p>
          </table:table-cell>
          <table:table-cell office:value-type="float" office:value="0.8" table:style-name="ce1">
            <text:p>0.8</text:p>
          </table:table-cell>
          <table:table-cell office:value-type="float" office:value="14949.4" table:style-name="ce1">
            <text:p>14949.4</text:p>
          </table:table-cell>
          <table:table-cell office:value-type="float" office:value="2.9000000000000004" table:style-name="ce1">
            <text:p>2.9</text:p>
          </table:table-cell>
          <table:table-cell office:value-type="float" office:value="7476.8" table:style-name="ce1">
            <text:p>7476.8</text:p>
          </table:table-cell>
          <table:table-cell office:value-type="float" office:value="-7475.5" table:style-name="ce1">
            <text:p>-7475.5</text:p>
          </table:table-cell>
          <table:table-cell table:number-columns-repeated="16375"/>
        </table:table-row>
        <table:table-row table:style-name="ro1">
          <table:table-cell office:value-type="time" office:time-value="PT988839H4M43.000S" table:style-name="ce9">
            <text:p>15:04:43</text:p>
          </table:table-cell>
          <table:table-cell office:value-type="float" office:value="4574.5" table:style-name="ce1">
            <text:p>4574.5</text:p>
          </table:table-cell>
          <table:table-cell office:value-type="float" office:value="5.8" table:style-name="ce1">
            <text:p>5.8</text:p>
          </table:table-cell>
          <table:table-cell office:value-type="float" office:value="4574.5" table:style-name="ce1">
            <text:p>4574.5</text:p>
          </table:table-cell>
          <table:table-cell office:value-type="float" office:value="349.2" table:style-name="ce1">
            <text:p>349.2</text:p>
          </table:table-cell>
          <table:table-cell office:value-type="float" office:value="9149" table:style-name="ce1">
            <text:p>9149</text:p>
          </table:table-cell>
          <table:table-cell office:value-type="float" office:value="355" table:style-name="ce1">
            <text:p>355</text:p>
          </table:table-cell>
          <table:table-cell office:value-type="float" office:value="4580.3" table:style-name="ce1">
            <text:p>4580.3</text:p>
          </table:table-cell>
          <table:table-cell office:value-type="float" office:value="-4923.7" table:style-name="ce1">
            <text:p>-4923.7</text:p>
          </table:table-cell>
          <table:table-cell table:number-columns-repeated="16375"/>
        </table:table-row>
        <table:table-row table:style-name="ro1">
          <table:table-cell office:value-type="time" office:time-value="PT988839H5M13.000S" table:style-name="ce9">
            <text:p>15:05:13</text:p>
          </table:table-cell>
          <table:table-cell office:value-type="float" office:value="3219.1" table:style-name="ce1">
            <text:p>3219.1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3219.1" table:style-name="ce1">
            <text:p>3219.1</text:p>
          </table:table-cell>
          <table:table-cell office:value-type="float" office:value="2295.6999999999998" table:style-name="ce1">
            <text:p>2295.7</text:p>
          </table:table-cell>
          <table:table-cell office:value-type="float" office:value="6438.2" table:style-name="ce1">
            <text:p>6438.2</text:p>
          </table:table-cell>
          <table:table-cell office:value-type="float" office:value="2331.8999999999996" table:style-name="ce1">
            <text:p>2331.9</text:p>
          </table:table-cell>
          <table:table-cell office:value-type="float" office:value="3255.2999999999997" table:style-name="ce1">
            <text:p>3255.3</text:p>
          </table:table-cell>
          <table:table-cell office:value-type="float" office:value="-5514.7999999999993" table:style-name="ce1">
            <text:p>-5514.8</text:p>
          </table:table-cell>
          <table:table-cell table:number-columns-repeated="16375"/>
        </table:table-row>
        <table:table-row table:style-name="ro1">
          <table:table-cell office:value-type="time" office:time-value="PT988839H5M43.000S" table:style-name="ce9">
            <text:p>15:05:43</text:p>
          </table:table-cell>
          <table:table-cell office:value-type="float" office:value="7450.3" table:style-name="ce1">
            <text:p>7450.3</text:p>
          </table:table-cell>
          <table:table-cell office:value-type="float" office:value="10.1" table:style-name="ce1">
            <text:p>10.1</text:p>
          </table:table-cell>
          <table:table-cell office:value-type="float" office:value="7450.3" table:style-name="ce1">
            <text:p>7450.3</text:p>
          </table:table-cell>
          <table:table-cell office:value-type="float" office:value="478.1" table:style-name="ce1">
            <text:p>478.1</text:p>
          </table:table-cell>
          <table:table-cell office:value-type="float" office:value="14900.6" table:style-name="ce1">
            <text:p>14900.6</text:p>
          </table:table-cell>
          <table:table-cell office:value-type="float" office:value="488.20000000000005" table:style-name="ce1">
            <text:p>488.2</text:p>
          </table:table-cell>
          <table:table-cell office:value-type="float" office:value="7460.4000000000005" table:style-name="ce1">
            <text:p>7460.4</text:p>
          </table:table-cell>
          <table:table-cell office:value-type="float" office:value="-7928.4000000000005" table:style-name="ce1">
            <text:p>-7928.4</text:p>
          </table:table-cell>
          <table:table-cell table:number-columns-repeated="16375"/>
        </table:table-row>
        <table:table-row table:style-name="ro1">
          <table:table-cell office:value-type="time" office:time-value="PT988839H6M13.000S" table:style-name="ce9">
            <text:p>15:06:13</text:p>
          </table:table-cell>
          <table:table-cell office:value-type="float" office:value="679.8" table:style-name="ce1">
            <text:p>679.8</text:p>
          </table:table-cell>
          <table:table-cell office:value-type="float" office:value="24.2" table:style-name="ce1">
            <text:p>24.2</text:p>
          </table:table-cell>
          <table:table-cell office:value-type="float" office:value="679.8" table:style-name="ce1">
            <text:p>679.8</text:p>
          </table:table-cell>
          <table:table-cell office:value-type="float" office:value="1074.5" table:style-name="ce1">
            <text:p>1074.5</text:p>
          </table:table-cell>
          <table:table-cell office:value-type="float" office:value="1359.6" table:style-name="ce1">
            <text:p>1359.6</text:p>
          </table:table-cell>
          <table:table-cell office:value-type="float" office:value="1098.7" table:style-name="ce1">
            <text:p>1098.7</text:p>
          </table:table-cell>
          <table:table-cell office:value-type="float" office:value="704" table:style-name="ce1">
            <text:p>704</text:p>
          </table:table-cell>
          <table:table-cell office:value-type="float" office:value="-1754.3" table:style-name="ce1">
            <text:p>-1754.3</text:p>
          </table:table-cell>
          <table:table-cell table:number-columns-repeated="16375"/>
        </table:table-row>
        <table:table-row table:style-name="ro1">
          <table:table-cell office:value-type="time" office:time-value="PT988839H6M43.000S" table:style-name="ce9">
            <text:p>15:06:43</text:p>
          </table:table-cell>
          <table:table-cell office:value-type="float" office:value="1337.8" table:style-name="ce1">
            <text:p>1337.8</text:p>
          </table:table-cell>
          <table:table-cell office:value-type="float" office:value="13.4" table:style-name="ce1">
            <text:p>13.4</text:p>
          </table:table-cell>
          <table:table-cell office:value-type="float" office:value="1337.8" table:style-name="ce1">
            <text:p>1337.8</text:p>
          </table:table-cell>
          <table:table-cell office:value-type="float" office:value="198.1" table:style-name="ce1">
            <text:p>198.1</text:p>
          </table:table-cell>
          <table:table-cell office:value-type="float" office:value="2675.6" table:style-name="ce1">
            <text:p>2675.6</text:p>
          </table:table-cell>
          <table:table-cell office:value-type="float" office:value="211.5" table:style-name="ce1">
            <text:p>211.5</text:p>
          </table:table-cell>
          <table:table-cell office:value-type="float" office:value="1351.2" table:style-name="ce1">
            <text:p>1351.2</text:p>
          </table:table-cell>
          <table:table-cell office:value-type="float" office:value="-1535.8999999999999" table:style-name="ce1">
            <text:p>-1535.9</text:p>
          </table:table-cell>
          <table:table-cell table:number-columns-repeated="16375"/>
        </table:table-row>
        <table:table-row table:style-name="ro1">
          <table:table-cell office:value-type="time" office:time-value="PT988839H7M13.000S" table:style-name="ce9">
            <text:p>15:07:13</text:p>
          </table:table-cell>
          <table:table-cell office:value-type="float" office:value="2892.2" table:style-name="ce1">
            <text:p>2892.2</text:p>
          </table:table-cell>
          <table:table-cell office:value-type="float" office:value="11.8" table:style-name="ce1">
            <text:p>11.8</text:p>
          </table:table-cell>
          <table:table-cell office:value-type="float" office:value="2892.2" table:style-name="ce1">
            <text:p>2892.2</text:p>
          </table:table-cell>
          <table:table-cell office:value-type="float" office:value="215.2" table:style-name="ce1">
            <text:p>215.2</text:p>
          </table:table-cell>
          <table:table-cell office:value-type="float" office:value="5784.4" table:style-name="ce1">
            <text:p>5784.4</text:p>
          </table:table-cell>
          <table:table-cell office:value-type="float" office:value="227" table:style-name="ce1">
            <text:p>227</text:p>
          </table:table-cell>
          <table:table-cell office:value-type="float" office:value="2904" table:style-name="ce1">
            <text:p>2904</text:p>
          </table:table-cell>
          <table:table-cell office:value-type="float" office:value="-3107.3999999999996" table:style-name="ce1">
            <text:p>-3107.4</text:p>
          </table:table-cell>
          <table:table-cell table:number-columns-repeated="16375"/>
        </table:table-row>
        <table:table-row table:style-name="ro1">
          <table:table-cell office:value-type="time" office:time-value="PT988839H7M43.000S" table:style-name="ce9">
            <text:p>15:07:43</text:p>
          </table:table-cell>
          <table:table-cell office:value-type="float" office:value="777.1" table:style-name="ce1">
            <text:p>777.1</text:p>
          </table:table-cell>
          <table:table-cell office:value-type="float" office:value="12.6" table:style-name="ce1">
            <text:p>12.6</text:p>
          </table:table-cell>
          <table:table-cell office:value-type="float" office:value="777.1" table:style-name="ce1">
            <text:p>777.1</text:p>
          </table:table-cell>
          <table:table-cell office:value-type="float" office:value="148.69999999999999" table:style-name="ce1">
            <text:p>148.7</text:p>
          </table:table-cell>
          <table:table-cell office:value-type="float" office:value="1554.2" table:style-name="ce1">
            <text:p>1554.2</text:p>
          </table:table-cell>
          <table:table-cell office:value-type="float" office:value="161.29999999999998" table:style-name="ce1">
            <text:p>161.3</text:p>
          </table:table-cell>
          <table:table-cell office:value-type="float" office:value="789.7" table:style-name="ce1">
            <text:p>789.7</text:p>
          </table:table-cell>
          <table:table-cell office:value-type="float" office:value="-925.8" table:style-name="ce1">
            <text:p>-925.8</text:p>
          </table:table-cell>
          <table:table-cell table:number-columns-repeated="16375"/>
        </table:table-row>
        <table:table-row table:style-name="ro1">
          <table:table-cell office:value-type="time" office:time-value="PT988839H8M13.000S" table:style-name="ce9">
            <text:p>15:08:13</text:p>
          </table:table-cell>
          <table:table-cell office:value-type="float" office:value="3025.3" table:style-name="ce1">
            <text:p>3025.3</text:p>
          </table:table-cell>
          <table:table-cell office:value-type="float" office:value="13.8" table:style-name="ce1">
            <text:p>13.8</text:p>
          </table:table-cell>
          <table:table-cell office:value-type="float" office:value="3025.3" table:style-name="ce1">
            <text:p>3025.3</text:p>
          </table:table-cell>
          <table:table-cell office:value-type="float" office:value="283.60000000000002" table:style-name="ce1">
            <text:p>283.6</text:p>
          </table:table-cell>
          <table:table-cell office:value-type="float" office:value="6050.6" table:style-name="ce1">
            <text:p>6050.6</text:p>
          </table:table-cell>
          <table:table-cell office:value-type="float" office:value="297.40000000000003" table:style-name="ce1">
            <text:p>297.4</text:p>
          </table:table-cell>
          <table:table-cell office:value-type="float" office:value="3039.1000000000004" table:style-name="ce1">
            <text:p>3039.1</text:p>
          </table:table-cell>
          <table:table-cell office:value-type="float" office:value="-3308.9" table:style-name="ce1">
            <text:p>-3308.9</text:p>
          </table:table-cell>
          <table:table-cell table:number-columns-repeated="16375"/>
        </table:table-row>
        <table:table-row table:style-name="ro1">
          <table:table-cell office:value-type="time" office:time-value="PT988839H8M43.000S" table:style-name="ce9">
            <text:p>15:08:43</text:p>
          </table:table-cell>
          <table:table-cell office:value-type="float" office:value="1266.0999999999999" table:style-name="ce1">
            <text:p>1266.1</text:p>
          </table:table-cell>
          <table:table-cell office:value-type="float" office:value="15.6" table:style-name="ce1">
            <text:p>15.6</text:p>
          </table:table-cell>
          <table:table-cell office:value-type="float" office:value="1266.0999999999999" table:style-name="ce1">
            <text:p>1266.1</text:p>
          </table:table-cell>
          <table:table-cell office:value-type="float" office:value="213.8" table:style-name="ce1">
            <text:p>213.8</text:p>
          </table:table-cell>
          <table:table-cell office:value-type="float" office:value="2532.1999999999998" table:style-name="ce1">
            <text:p>2532.2</text:p>
          </table:table-cell>
          <table:table-cell office:value-type="float" office:value="229.4" table:style-name="ce1">
            <text:p>229.4</text:p>
          </table:table-cell>
          <table:table-cell office:value-type="float" office:value="1281.6999999999998" table:style-name="ce1">
            <text:p>1281.7</text:p>
          </table:table-cell>
          <table:table-cell office:value-type="float" office:value="-1479.8999999999999" table:style-name="ce1">
            <text:p>-1479.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037.4333333333329" table:formula="msoxl:=AVERAGE(B2:B13)" table:style-name="ce8">
            <text:p>3037.4</text:p>
          </table:table-cell>
          <table:table-cell office:value-type="float" office:value="29.933333333333337" table:formula="msoxl:=AVERAGE(C2:C13)" table:style-name="ce8">
            <text:p>29.9</text:p>
          </table:table-cell>
          <table:table-cell office:value-type="float" office:value="3037.4333333333329" table:formula="msoxl:=AVERAGE(D2:D13)" table:style-name="ce8">
            <text:p>3037.4</text:p>
          </table:table-cell>
          <table:table-cell office:value-type="float" office:value="487.11666666666673" table:formula="msoxl:=AVERAGE(E2:E13)" table:style-name="ce8">
            <text:p>487.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865.8982064535489" table:formula="msoxl:=IF(B15=0,0,MAX(SUMPRODUCT(B2:B13,B2:B13)/SUM(B2:B13)-B15,0))" table:style-name="ce8">
            <text:p>1865.9</text:p>
          </table:table-cell>
          <table:table-cell office:value-type="float" office:value="103.63654417223458" table:formula="msoxl:=IF(C15=0,0,MAX(SUMPRODUCT(C2:C13,C2:C13)/SUM(C2:C13)-C15,0))" table:style-name="ce8">
            <text:p>103.6</text:p>
          </table:table-cell>
          <table:table-cell office:value-type="float" office:value="1865.8982064535489" table:formula="msoxl:=IF(D15=0,0,MAX(SUMPRODUCT(D2:D13,D2:D13)/SUM(D2:D13)-D15,0))" table:style-name="ce8">
            <text:p>1865.9</text:p>
          </table:table-cell>
          <table:table-cell office:value-type="float" office:value="771.01308664362864" table:formula="msoxl:=IF(E15=0,0,MAX(SUMPRODUCT(E2:E13,E2:E13)/SUM(E2:E13)-E15,0))" table:style-name="ce8">
            <text:p>771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571.3684602131175" table:formula="msoxl:=ABS(MAX(B2:B13)-B15-B16)" table:style-name="ce8">
            <text:p>2571.4</text:p>
          </table:table-cell>
          <table:table-cell office:value-type="float" office:value="78.630122494432072" table:formula="msoxl:=ABS(MAX(C2:C13)-C15-C16)" table:style-name="ce8">
            <text:p>78.6</text:p>
          </table:table-cell>
          <table:table-cell office:value-type="float" office:value="2571.3684602131175" table:formula="msoxl:=ABS(MAX(D2:D13)-D15-D16)" table:style-name="ce8">
            <text:p>2571.4</text:p>
          </table:table-cell>
          <table:table-cell office:value-type="float" office:value="1037.5702466897044" table:formula="msoxl:=ABS(MAX(E2:E13)-E15-E16)" table:style-name="ce8">
            <text:p>1037.6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2.925in" svg:width="10.26389in" svg:height="4.36944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30833in" svg:width="10.26389in" svg:height="4.36944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8839H3M13.000S" table:style-name="ce9">
            <text:p>15:03:13</text:p>
          </table:table-cell>
          <table:table-cell office:value-type="float" office:value="0" table:style-name="ce1">
            <text:p>0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8839H3M43.000S" table:style-name="ce9">
            <text:p>15:03:43</text:p>
          </table:table-cell>
          <table:table-cell office:value-type="float" office:value="11482.8" table:style-name="ce1">
            <text:p>11482.8</text:p>
          </table:table-cell>
          <table:table-cell office:value-type="float" office:value="773.3" table:style-name="ce1">
            <text:p>773.3</text:p>
          </table:table-cell>
          <table:table-cell office:value-type="float" office:value="11482.8" table:style-name="ce1">
            <text:p>11482.8</text:p>
          </table:table-cell>
          <table:table-cell office:value-type="float" office:value="1068.5" table:style-name="ce1">
            <text:p>1068.5</text:p>
          </table:table-cell>
          <table:table-cell table:number-columns-repeated="16379"/>
        </table:table-row>
        <table:table-row table:style-name="ro1">
          <table:table-cell office:value-type="time" office:time-value="PT988839H4M13.000S" table:style-name="ce9">
            <text:p>15:04:13</text:p>
          </table:table-cell>
          <table:table-cell office:value-type="float" office:value="25083.4" table:style-name="ce1">
            <text:p>25083.4</text:p>
          </table:table-cell>
          <table:table-cell office:value-type="float" office:value="17.5" table:style-name="ce1">
            <text:p>17.5</text:p>
          </table:table-cell>
          <table:table-cell office:value-type="float" office:value="25083.4" table:style-name="ce1">
            <text:p>25083.4</text:p>
          </table:table-cell>
          <table:table-cell office:value-type="float" office:value="2.8" table:style-name="ce1">
            <text:p>2.8</text:p>
          </table:table-cell>
          <table:table-cell table:number-columns-repeated="16379"/>
        </table:table-row>
        <table:table-row table:style-name="ro1">
          <table:table-cell office:value-type="time" office:time-value="PT988839H4M43.000S" table:style-name="ce9">
            <text:p>15:04:43</text:p>
          </table:table-cell>
          <table:table-cell office:value-type="float" office:value="15678.1" table:style-name="ce1">
            <text:p>15678.1</text:p>
          </table:table-cell>
          <table:table-cell office:value-type="float" office:value="106" table:style-name="ce1">
            <text:p>106</text:p>
          </table:table-cell>
          <table:table-cell office:value-type="float" office:value="15678.1" table:style-name="ce1">
            <text:p>15678.1</text:p>
          </table:table-cell>
          <table:table-cell office:value-type="float" office:value="251.4" table:style-name="ce1">
            <text:p>251.4</text:p>
          </table:table-cell>
          <table:table-cell table:number-columns-repeated="16379"/>
        </table:table-row>
        <table:table-row table:style-name="ro1">
          <table:table-cell office:value-type="time" office:time-value="PT988839H5M13.000S" table:style-name="ce9">
            <text:p>15:05:13</text:p>
          </table:table-cell>
          <table:table-cell office:value-type="float" office:value="10897.5" table:style-name="ce1">
            <text:p>10897.5</text:p>
          </table:table-cell>
          <table:table-cell office:value-type="float" office:value="598.9" table:style-name="ce1">
            <text:p>598.9</text:p>
          </table:table-cell>
          <table:table-cell office:value-type="float" office:value="10897.5" table:style-name="ce1">
            <text:p>10897.5</text:p>
          </table:table-cell>
          <table:table-cell office:value-type="float" office:value="1652" table:style-name="ce1">
            <text:p>1652</text:p>
          </table:table-cell>
          <table:table-cell table:number-columns-repeated="16379"/>
        </table:table-row>
        <table:table-row table:style-name="ro1">
          <table:table-cell office:value-type="time" office:time-value="PT988839H5M43.000S" table:style-name="ce9">
            <text:p>15:05:43</text:p>
          </table:table-cell>
          <table:table-cell office:value-type="float" office:value="25063.8" table:style-name="ce1">
            <text:p>25063.8</text:p>
          </table:table-cell>
          <table:table-cell office:value-type="float" office:value="139.69999999999999" table:style-name="ce1">
            <text:p>139.7</text:p>
          </table:table-cell>
          <table:table-cell office:value-type="float" office:value="25063.8" table:style-name="ce1">
            <text:p>25063.8</text:p>
          </table:table-cell>
          <table:table-cell office:value-type="float" office:value="346.1" table:style-name="ce1">
            <text:p>346.1</text:p>
          </table:table-cell>
          <table:table-cell table:number-columns-repeated="16379"/>
        </table:table-row>
        <table:table-row table:style-name="ro1">
          <table:table-cell office:value-type="time" office:time-value="PT988839H6M13.000S" table:style-name="ce9">
            <text:p>15:06:13</text:p>
          </table:table-cell>
          <table:table-cell office:value-type="float" office:value="2313.3000000000002" table:style-name="ce1">
            <text:p>2313.3</text:p>
          </table:table-cell>
          <table:table-cell office:value-type="float" office:value="303.7" table:style-name="ce1">
            <text:p>303.7</text:p>
          </table:table-cell>
          <table:table-cell office:value-type="float" office:value="2313.3000000000002" table:style-name="ce1">
            <text:p>2313.3</text:p>
          </table:table-cell>
          <table:table-cell office:value-type="float" office:value="783.3" table:style-name="ce1">
            <text:p>783.3</text:p>
          </table:table-cell>
          <table:table-cell table:number-columns-repeated="16379"/>
        </table:table-row>
        <table:table-row table:style-name="ro1">
          <table:table-cell office:value-type="time" office:time-value="PT988839H6M43.000S" table:style-name="ce9">
            <text:p>15:06:43</text:p>
          </table:table-cell>
          <table:table-cell office:value-type="float" office:value="4557.6000000000004" table:style-name="ce1">
            <text:p>4557.6</text:p>
          </table:table-cell>
          <table:table-cell office:value-type="float" office:value="86.9" table:style-name="ce1">
            <text:p>86.9</text:p>
          </table:table-cell>
          <table:table-cell office:value-type="float" office:value="4557.6000000000004" table:style-name="ce1">
            <text:p>4557.6</text:p>
          </table:table-cell>
          <table:table-cell office:value-type="float" office:value="170.8" table:style-name="ce1">
            <text:p>170.8</text:p>
          </table:table-cell>
          <table:table-cell table:number-columns-repeated="16379"/>
        </table:table-row>
        <table:table-row table:style-name="ro1">
          <table:table-cell office:value-type="time" office:time-value="PT988839H7M13.000S" table:style-name="ce9">
            <text:p>15:07:13</text:p>
          </table:table-cell>
          <table:table-cell office:value-type="float" office:value="9686.5" table:style-name="ce1">
            <text:p>9686.5</text:p>
          </table:table-cell>
          <table:table-cell office:value-type="float" office:value="84.7" table:style-name="ce1">
            <text:p>84.7</text:p>
          </table:table-cell>
          <table:table-cell office:value-type="float" office:value="9686.5" table:style-name="ce1">
            <text:p>9686.5</text:p>
          </table:table-cell>
          <table:table-cell office:value-type="float" office:value="178" table:style-name="ce1">
            <text:p>178</text:p>
          </table:table-cell>
          <table:table-cell table:number-columns-repeated="16379"/>
        </table:table-row>
        <table:table-row table:style-name="ro1">
          <table:table-cell office:value-type="time" office:time-value="PT988839H7M43.000S" table:style-name="ce9">
            <text:p>15:07:43</text:p>
          </table:table-cell>
          <table:table-cell office:value-type="float" office:value="2665.3" table:style-name="ce1">
            <text:p>2665.3</text:p>
          </table:table-cell>
          <table:table-cell office:value-type="float" office:value="73.8" table:style-name="ce1">
            <text:p>73.8</text:p>
          </table:table-cell>
          <table:table-cell office:value-type="float" office:value="2665.3" table:style-name="ce1">
            <text:p>2665.3</text:p>
          </table:table-cell>
          <table:table-cell office:value-type="float" office:value="135.4" table:style-name="ce1">
            <text:p>135.4</text:p>
          </table:table-cell>
          <table:table-cell table:number-columns-repeated="16379"/>
        </table:table-row>
        <table:table-row table:style-name="ro1">
          <table:table-cell office:value-type="time" office:time-value="PT988839H8M13.000S" table:style-name="ce9">
            <text:p>15:08:13</text:p>
          </table:table-cell>
          <table:table-cell office:value-type="float" office:value="10142.9" table:style-name="ce1">
            <text:p>10142.9</text:p>
          </table:table-cell>
          <table:table-cell office:value-type="float" office:value="110.6" table:style-name="ce1">
            <text:p>110.6</text:p>
          </table:table-cell>
          <table:table-cell office:value-type="float" office:value="10142.9" table:style-name="ce1">
            <text:p>10142.9</text:p>
          </table:table-cell>
          <table:table-cell office:value-type="float" office:value="229.6" table:style-name="ce1">
            <text:p>229.6</text:p>
          </table:table-cell>
          <table:table-cell table:number-columns-repeated="16379"/>
        </table:table-row>
        <table:table-row table:style-name="ro1">
          <table:table-cell office:value-type="time" office:time-value="PT988839H8M43.000S" table:style-name="ce9">
            <text:p>15:08:43</text:p>
          </table:table-cell>
          <table:table-cell office:value-type="float" office:value="4206.3" table:style-name="ce1">
            <text:p>4206.3</text:p>
          </table:table-cell>
          <table:table-cell office:value-type="float" office:value="104.8" table:style-name="ce1">
            <text:p>104.8</text:p>
          </table:table-cell>
          <table:table-cell office:value-type="float" office:value="4206.3" table:style-name="ce1">
            <text:p>4206.3</text:p>
          </table:table-cell>
          <table:table-cell office:value-type="float" office:value="185" table:style-name="ce1">
            <text:p>18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148.125" table:formula="msoxl:=AVERAGE(B2:B13)" table:style-name="ce8">
            <text:p>10148.1</text:p>
          </table:table-cell>
          <table:table-cell office:value-type="float" office:value="201.35833333333335" table:formula="msoxl:=AVERAGE(C2:C13)" table:style-name="ce8">
            <text:p>201.4</text:p>
          </table:table-cell>
          <table:table-cell office:value-type="float" office:value="10148.125" table:formula="msoxl:=AVERAGE(D2:D13)" table:style-name="ce8">
            <text:p>10148.1</text:p>
          </table:table-cell>
          <table:table-cell office:value-type="float" office:value="416.98333333333335" table:formula="msoxl:=AVERAGE(E2:E13)" table:style-name="ce8">
            <text:p>417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286.8536191209423" table:formula="msoxl:=IF(B15=0,0,MAX(SUMPRODUCT(B2:B13,B2:B13)/SUM(B2:B13)-B15,0))" table:style-name="ce8">
            <text:p>6286.9</text:p>
          </table:table-cell>
          <table:table-cell office:value-type="float" office:value="263.65951627143431" table:formula="msoxl:=IF(C15=0,0,MAX(SUMPRODUCT(C2:C13,C2:C13)/SUM(C2:C13)-C15,0))" table:style-name="ce8">
            <text:p>263.7</text:p>
          </table:table-cell>
          <table:table-cell office:value-type="float" office:value="6286.8536191209423" table:formula="msoxl:=IF(D15=0,0,MAX(SUMPRODUCT(D2:D13,D2:D13)/SUM(D2:D13)-D15,0))" table:style-name="ce8">
            <text:p>6286.9</text:p>
          </table:table-cell>
          <table:table-cell office:value-type="float" office:value="548.97891935462371" table:formula="msoxl:=IF(E15=0,0,MAX(SUMPRODUCT(E2:E13,E2:E13)/SUM(E2:E13)-E15,0))" table:style-name="ce8">
            <text:p>549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648.4213808790591" table:formula="msoxl:=ABS(MAX(B2:B13)-B15-B16)" table:style-name="ce8">
            <text:p>8648.4</text:p>
          </table:table-cell>
          <table:table-cell office:value-type="float" office:value="308.28215039523229" table:formula="msoxl:=ABS(MAX(C2:C13)-C15-C16)" table:style-name="ce8">
            <text:p>308.3</text:p>
          </table:table-cell>
          <table:table-cell office:value-type="float" office:value="8648.4213808790591" table:formula="msoxl:=ABS(MAX(D2:D13)-D15-D16)" table:style-name="ce8">
            <text:p>8648.4</text:p>
          </table:table-cell>
          <table:table-cell office:value-type="float" office:value="686.03774731204294" table:formula="msoxl:=ABS(MAX(E2:E13)-E15-E16)" table:style-name="ce8">
            <text:p>686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2.925in" svg:width="10.26389in" svg:height="4.36944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30833in" svg:width="10.26389in" svg:height="4.36944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1.69167in" svg:width="10.26389in" svg:height="4.36944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8839H3M13.000S" table:style-name="ce9">
            <text:p>15:03:13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39H3M43.000S" table:style-name="ce9">
            <text:p>15:03:43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14971" table:style-name="ce1">
            <text:p>1497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0.6" table:style-name="ce1">
            <text:p>20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39H4M13.000S" table:style-name="ce9">
            <text:p>15:04:13</text:p>
          </table:table-cell>
          <table:table-cell office:value-type="float" office:value="99" table:style-name="ce1">
            <text:p>99</text:p>
          </table:table-cell>
          <table:table-cell office:value-type="float" office:value="-1" table:style-name="ce1">
            <text:p>-1</text:p>
          </table:table-cell>
          <table:table-cell office:value-type="float" office:value="28766.6" table:style-name="ce1">
            <text:p>28766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39H4M43.000S" table:style-name="ce9">
            <text:p>15:04:43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19099.5" table:style-name="ce1">
            <text:p>19099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6" table:style-name="ce1">
            <text:p>1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39H5M13.000S" table:style-name="ce9">
            <text:p>15:05:13</text:p>
          </table:table-cell>
          <table:table-cell office:value-type="float" office:value="17" table:style-name="ce1">
            <text:p>17</text:p>
          </table:table-cell>
          <table:table-cell office:value-type="float" office:value="-1" table:style-name="ce1">
            <text:p>-1</text:p>
          </table:table-cell>
          <table:table-cell office:value-type="float" office:value="13887.9" table:style-name="ce1">
            <text:p>13887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.7" table:style-name="ce1">
            <text:p>11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39H5M43.000S" table:style-name="ce9">
            <text:p>15:05:43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8307.1" table:style-name="ce1">
            <text:p>28307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39H6M13.000S" table:style-name="ce9">
            <text:p>15:06:13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055.5" table:style-name="ce1">
            <text:p>3055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6" table:style-name="ce1">
            <text:p>0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39H6M43.000S" table:style-name="ce9">
            <text:p>15:06:43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5392.8" table:style-name="ce1">
            <text:p>5392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9" table:style-name="ce1">
            <text:p>0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39H7M13.000S" table:style-name="ce9">
            <text:p>15:07:13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1244.6" table:style-name="ce1">
            <text:p>11244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39H7M43.000S" table:style-name="ce9">
            <text:p>15:07:43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312.6" table:style-name="ce1">
            <text:p>3312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39H8M13.000S" table:style-name="ce9">
            <text:p>15:08:13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1644.9" table:style-name="ce1">
            <text:p>11644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839H8M43.000S" table:style-name="ce9">
            <text:p>15:08:43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938.1000000000004" table:style-name="ce1">
            <text:p>4938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5" table:style-name="ce1">
            <text:p>1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3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2.925in" svg:width="10.26389in" svg:height="4.36944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30833in" svg:width="10.26389in" svg:height="4.36944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8839H3M13.000S" table:style-name="ce9">
            <text:p>15:03: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4" table:style-name="ce1">
            <text:p>7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7509" table:style-name="ce1">
            <text:p>7509</text:p>
          </table:table-cell>
          <table:table-cell office:value-type="float" office:value="-1" table:style-name="ce1">
            <text:p>-1</text:p>
          </table:table-cell>
          <table:table-cell office:value-type="float" office:value="4470" table:style-name="ce1">
            <text:p>4470</text:p>
          </table:table-cell>
          <table:table-cell office:value-type="float" office:value="695" table:style-name="ce1">
            <text:p>695</text:p>
          </table:table-cell>
          <table:table-cell office:value-type="float" office:value="-1" table:style-name="ce1">
            <text:p>-1</text:p>
          </table:table-cell>
          <table:table-cell office:value-type="float" office:value="227335" table:style-name="ce1">
            <text:p>2273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75" table:style-name="ce1">
            <text:p>7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46"/>
        </table:table-row>
        <table:table-row table:style-name="ro1">
          <table:table-cell office:value-type="time" office:time-value="PT988839H3M43.000S" table:style-name="ce9">
            <text:p>15:03:4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7" table:style-name="ce1">
            <text:p>6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1377" table:style-name="ce1">
            <text:p>1377</text:p>
          </table:table-cell>
          <table:table-cell office:value-type="float" office:value="0" table:style-name="ce1">
            <text:p>0</text:p>
          </table:table-cell>
          <table:table-cell office:value-type="float" office:value="-3033" table:style-name="ce1">
            <text:p>-30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7336" table:style-name="ce1">
            <text:p>-227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" table:style-name="ce1">
            <text:p>1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table:number-columns-repeated="16346"/>
        </table:table-row>
        <table:table-row table:style-name="ro1">
          <table:table-cell office:value-type="time" office:time-value="PT988839H4M13.000S" table:style-name="ce9">
            <text:p>15:04: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7" table:style-name="ce1">
            <text:p>6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1229" table:style-name="ce1">
            <text:p>-12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0676" table:style-name="ce1">
            <text:p>230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" table:style-name="ce1">
            <text:p>-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6" table:style-name="ce1">
            <text:p>-6</text:p>
          </table:table-cell>
          <table:table-cell table:number-columns-repeated="16346"/>
        </table:table-row>
        <table:table-row table:style-name="ro1">
          <table:table-cell office:value-type="time" office:time-value="PT988839H4M43.000S" table:style-name="ce9">
            <text:p>15:04:4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7" table:style-name="ce1">
            <text:p>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6" table:style-name="ce1">
            <text:p>176</text:p>
          </table:table-cell>
          <table:table-cell office:value-type="float" office:value="0" table:style-name="ce1">
            <text:p>0</text:p>
          </table:table-cell>
          <table:table-cell office:value-type="float" office:value="5629" table:style-name="ce1">
            <text:p>5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0676" table:style-name="ce1">
            <text:p>-230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52" table:style-name="ce1">
            <text:p>-52</text:p>
          </table:table-cell>
          <table:table-cell table:number-columns-repeated="16346"/>
        </table:table-row>
        <table:table-row table:style-name="ro1">
          <table:table-cell office:value-type="time" office:time-value="PT988839H5M13.000S" table:style-name="ce9">
            <text:p>15:05: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7" table:style-name="ce1">
            <text:p>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-4762" table:style-name="ce1">
            <text:p>-4762</text:p>
          </table:table-cell>
          <table:table-cell office:value-type="float" office:value="0" table:style-name="ce1">
            <text:p>0</text:p>
          </table:table-cell>
          <table:table-cell office:value-type="float" office:value="533" table:style-name="ce1">
            <text:p>5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6" table:style-name="ce1">
            <text:p>-6</text:p>
          </table:table-cell>
          <table:table-cell table:number-columns-repeated="16346"/>
        </table:table-row>
        <table:table-row table:style-name="ro1">
          <table:table-cell office:value-type="time" office:time-value="PT988839H5M43.000S" table:style-name="ce9">
            <text:p>15:05:4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5" table:style-name="ce1">
            <text:p>8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2167" table:style-name="ce1">
            <text:p>2167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table:number-columns-repeated="16346"/>
        </table:table-row>
        <table:table-row table:style-name="ro1">
          <table:table-cell office:value-type="time" office:time-value="PT988839H6M13.000S" table:style-name="ce9">
            <text:p>15:06: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9" table:style-name="ce1">
            <text:p>5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-2012" table:style-name="ce1">
            <text:p>-2012</text:p>
          </table:table-cell>
          <table:table-cell office:value-type="float" office:value="0" table:style-name="ce1">
            <text:p>0</text:p>
          </table:table-cell>
          <table:table-cell office:value-type="float" office:value="2881" table:style-name="ce1">
            <text:p>28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" table:style-name="ce1">
            <text:p>-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-11" table:style-name="ce1">
            <text:p>-11</text:p>
          </table:table-cell>
          <table:table-cell table:number-columns-repeated="16346"/>
        </table:table-row>
        <table:table-row table:style-name="ro1">
          <table:table-cell office:value-type="time" office:time-value="PT988839H6M43.000S" table:style-name="ce9">
            <text:p>15:06:4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06" table:style-name="ce1">
            <text:p>9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-3677" table:style-name="ce1">
            <text:p>-3677</text:p>
          </table:table-cell>
          <table:table-cell office:value-type="float" office:value="0" table:style-name="ce1">
            <text:p>0</text:p>
          </table:table-cell>
          <table:table-cell office:value-type="float" office:value="-1917" table:style-name="ce1">
            <text:p>-19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7" table:style-name="ce1">
            <text:p>-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8" table:style-name="ce1">
            <text:p>-8</text:p>
          </table:table-cell>
          <table:table-cell table:number-columns-repeated="16346"/>
        </table:table-row>
        <table:table-row table:style-name="ro1">
          <table:table-cell office:value-type="time" office:time-value="PT988839H7M13.000S" table:style-name="ce9">
            <text:p>15:07: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0" table:style-name="ce1">
            <text:p>12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443" table:style-name="ce1">
            <text:p>3443</text:p>
          </table:table-cell>
          <table:table-cell office:value-type="float" office:value="0" table:style-name="ce1">
            <text:p>0</text:p>
          </table:table-cell>
          <table:table-cell office:value-type="float" office:value="2580" table:style-name="ce1">
            <text:p>25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28" table:style-name="ce1">
            <text:p>28</text:p>
          </table:table-cell>
          <table:table-cell table:number-columns-repeated="16346"/>
        </table:table-row>
        <table:table-row table:style-name="ro1">
          <table:table-cell office:value-type="time" office:time-value="PT988839H7M43.000S" table:style-name="ce9">
            <text:p>15:07:4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2" table:style-name="ce1">
            <text:p>9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3151" table:style-name="ce1">
            <text:p>3151</text:p>
          </table:table-cell>
          <table:table-cell office:value-type="float" office:value="0" table:style-name="ce1">
            <text:p>0</text:p>
          </table:table-cell>
          <table:table-cell office:value-type="float" office:value="-7341" table:style-name="ce1">
            <text:p>-73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-5" table:style-name="ce1">
            <text:p>-5</text:p>
          </table:table-cell>
          <table:table-cell table:number-columns-repeated="16346"/>
        </table:table-row>
        <table:table-row table:style-name="ro1">
          <table:table-cell office:value-type="time" office:time-value="PT988839H8M13.000S" table:style-name="ce9">
            <text:p>15:08: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6" table:style-name="ce1">
            <text:p>5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-7126" table:style-name="ce1">
            <text:p>-7126</text:p>
          </table:table-cell>
          <table:table-cell office:value-type="float" office:value="0" table:style-name="ce1">
            <text:p>0</text:p>
          </table:table-cell>
          <table:table-cell office:value-type="float" office:value="4895" table:style-name="ce1">
            <text:p>48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2" table:style-name="ce1">
            <text:p>-12</text:p>
          </table:table-cell>
          <table:table-cell table:number-columns-repeated="16346"/>
        </table:table-row>
        <table:table-row table:style-name="ro1">
          <table:table-cell office:value-type="time" office:time-value="PT988839H8M43.000S" table:style-name="ce9">
            <text:p>15:08:4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1">
            <text:p>2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2272" table:style-name="ce1">
            <text:p>2272</text:p>
          </table:table-cell>
          <table:table-cell office:value-type="float" office:value="0" table:style-name="ce1">
            <text:p>0</text:p>
          </table:table-cell>
          <table:table-cell office:value-type="float" office:value="-6972" table:style-name="ce1">
            <text:p>-69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-1" table:style-name="ce1">
            <text:p>-1</text:p>
          </table:table-cell>
          <table:table-cell table:number-columns-repeated="16346"/>
        </table:table-row>
        <table:table-row table:number-rows-repeated="1048563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8" table:default-cell-style-name="ce9"/>
        <table:table-column table:style-name="co22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5H3M13.000S" table:style-name="ce9">
            <text:p>15:03:13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39H3M13.000S" table:style-name="ce10">
            <text:p>15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5H3M43.000S" table:style-name="ce9">
            <text:p>15:03:43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39H3M43.000S" table:style-name="ce10">
            <text:p>15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5H4M13.000S" table:style-name="ce9">
            <text:p>15:04:13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39H4M13.000S" table:style-name="ce10">
            <text:p>15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5H4M43.000S" table:style-name="ce9">
            <text:p>15:04:43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39H4M43.000S" table:style-name="ce10">
            <text:p>15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5H5M13.000S" table:style-name="ce9">
            <text:p>15:05:13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39H5M13.000S" table:style-name="ce10">
            <text:p>15: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5H5M43.000S" table:style-name="ce9">
            <text:p>15:05:43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39H5M43.000S" table:style-name="ce10">
            <text:p>15: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5H6M13.000S" table:style-name="ce9">
            <text:p>15:06:13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39H6M13.000S" table:style-name="ce10">
            <text:p>15: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5H6M43.000S" table:style-name="ce9">
            <text:p>15:06:43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39H6M43.000S" table:style-name="ce10">
            <text:p>15: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9</text:p>
          </table:table-cell>
          <table:table-cell office:value-type="time" office:time-value="PT15H7M13.000S" table:style-name="ce9">
            <text:p>15:07:13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39H7M13.000S" table:style-name="ce10">
            <text:p>15: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0</text:p>
          </table:table-cell>
          <table:table-cell office:value-type="time" office:time-value="PT15H7M43.000S" table:style-name="ce9">
            <text:p>15:07:43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39H7M43.000S" table:style-name="ce10">
            <text:p>15: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1</text:p>
          </table:table-cell>
          <table:table-cell office:value-type="time" office:time-value="PT15H8M13.000S" table:style-name="ce9">
            <text:p>15:08:13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39H8M13.000S" table:style-name="ce10">
            <text:p>15: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2</text:p>
          </table:table-cell>
          <table:table-cell office:value-type="time" office:time-value="PT15H8M43.000S" table:style-name="ce9">
            <text:p>15:08:43</text:p>
          </table:table-cell>
          <table:table-cell office:value-type="date" office:date-value="2012-10-19T00:00:00" table:style-name="ce3">
            <text:p>19-Oct-12</text:p>
          </table:table-cell>
          <table:table-cell office:value-type="time" office:time-value="PT988839H8M43.000S" table:style-name="ce10">
            <text:p>15:08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2.925in" svg:width="10.26389in" svg:height="4.36944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8839H3M13.000S" table:style-name="ce9">
            <text:p>15:03:13</text:p>
          </table:table-cell>
          <table:table-cell office:value-type="float" office:value="1.9" table:style-name="ce1">
            <text:p>1.9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7.8" table:style-name="ce1">
            <text:p>97.8</text:p>
          </table:table-cell>
          <table:table-cell office:value-type="float" office:value="2.1999999999999997" table:style-name="ce1">
            <text:p>2.2</text:p>
          </table:table-cell>
          <table:table-cell table:number-columns-repeated="16378"/>
        </table:table-row>
        <table:table-row table:style-name="ro1">
          <table:table-cell office:value-type="time" office:time-value="PT988839H3M43.000S" table:style-name="ce9">
            <text:p>15:03:43</text:p>
          </table:table-cell>
          <table:table-cell office:value-type="float" office:value="72.099999999999994" table:style-name="ce1">
            <text:p>72.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0.9" table:style-name="ce1">
            <text:p>20.9</text:p>
          </table:table-cell>
          <table:table-cell office:value-type="float" office:value="79.099999999999994" table:style-name="ce1">
            <text:p>79.1</text:p>
          </table:table-cell>
          <table:table-cell table:number-columns-repeated="16378"/>
        </table:table-row>
        <table:table-row table:style-name="ro1">
          <table:table-cell office:value-type="time" office:time-value="PT988839H4M13.000S" table:style-name="ce9">
            <text:p>15:04:13</text:p>
          </table:table-cell>
          <table:table-cell office:value-type="float" office:value="87.9" table:style-name="ce1">
            <text:p>87.9</text:p>
          </table:table-cell>
          <table:table-cell office:value-type="float" office:value="10.4" table:style-name="ce1">
            <text:p>10.4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98.300000000000011" table:style-name="ce1">
            <text:p>98.3</text:p>
          </table:table-cell>
          <table:table-cell table:number-columns-repeated="16378"/>
        </table:table-row>
        <table:table-row table:style-name="ro1">
          <table:table-cell office:value-type="time" office:time-value="PT988839H4M43.000S" table:style-name="ce9">
            <text:p>15:04:43</text:p>
          </table:table-cell>
          <table:table-cell office:value-type="float" office:value="78.400000000000006" table:style-name="ce1">
            <text:p>78.4</text:p>
          </table:table-cell>
          <table:table-cell office:value-type="float" office:value="7.9" table:style-name="ce1">
            <text:p>7.9</text:p>
          </table:table-cell>
          <table:table-cell office:value-type="float" office:value="0" table:style-name="ce1">
            <text:p>0</text:p>
          </table:table-cell>
          <table:table-cell office:value-type="float" office:value="13.8" table:style-name="ce1">
            <text:p>13.8</text:p>
          </table:table-cell>
          <table:table-cell office:value-type="float" office:value="86.300000000000011" table:style-name="ce1">
            <text:p>86.3</text:p>
          </table:table-cell>
          <table:table-cell table:number-columns-repeated="16378"/>
        </table:table-row>
        <table:table-row table:style-name="ro1">
          <table:table-cell office:value-type="time" office:time-value="PT988839H5M13.000S" table:style-name="ce9">
            <text:p>15:05:13</text:p>
          </table:table-cell>
          <table:table-cell office:value-type="float" office:value="72.400000000000006" table:style-name="ce1">
            <text:p>72.4</text:p>
          </table:table-cell>
          <table:table-cell office:value-type="float" office:value="12.4" table:style-name="ce1">
            <text:p>12.4</text:p>
          </table:table-cell>
          <table:table-cell office:value-type="float" office:value="0.1" table:style-name="ce1">
            <text:p>0.1</text:p>
          </table:table-cell>
          <table:table-cell office:value-type="float" office:value="15.1" table:style-name="ce1">
            <text:p>15.1</text:p>
          </table:table-cell>
          <table:table-cell office:value-type="float" office:value="84.800000000000011" table:style-name="ce1">
            <text:p>84.8</text:p>
          </table:table-cell>
          <table:table-cell table:number-columns-repeated="16378"/>
        </table:table-row>
        <table:table-row table:style-name="ro1">
          <table:table-cell office:value-type="time" office:time-value="PT988839H5M43.000S" table:style-name="ce9">
            <text:p>15:05:43</text:p>
          </table:table-cell>
          <table:table-cell office:value-type="float" office:value="68.7" table:style-name="ce1">
            <text:p>68.7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" table:style-name="ce1">
            <text:p>0</text:p>
          </table:table-cell>
          <table:table-cell office:value-type="float" office:value="11.7" table:style-name="ce1">
            <text:p>11.7</text:p>
          </table:table-cell>
          <table:table-cell office:value-type="float" office:value="88.300000000000011" table:style-name="ce1">
            <text:p>88.3</text:p>
          </table:table-cell>
          <table:table-cell table:number-columns-repeated="16378"/>
        </table:table-row>
        <table:table-row table:style-name="ro1">
          <table:table-cell office:value-type="time" office:time-value="PT988839H6M13.000S" table:style-name="ce9">
            <text:p>15:06:13</text:p>
          </table:table-cell>
          <table:table-cell office:value-type="float" office:value="20.5" table:style-name="ce1">
            <text:p>20.5</text:p>
          </table:table-cell>
          <table:table-cell office:value-type="float" office:value="23.6" table:style-name="ce1">
            <text:p>23.6</text:p>
          </table:table-cell>
          <table:table-cell office:value-type="float" office:value="0.2" table:style-name="ce1">
            <text:p>0.2</text:p>
          </table:table-cell>
          <table:table-cell office:value-type="float" office:value="55.7" table:style-name="ce1">
            <text:p>55.7</text:p>
          </table:table-cell>
          <table:table-cell office:value-type="float" office:value="44.1" table:style-name="ce1">
            <text:p>44.1</text:p>
          </table:table-cell>
          <table:table-cell table:number-columns-repeated="16378"/>
        </table:table-row>
        <table:table-row table:style-name="ro1">
          <table:table-cell office:value-type="time" office:time-value="PT988839H6M43.000S" table:style-name="ce9">
            <text:p>15:06:43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27.9" table:style-name="ce1">
            <text:p>27.9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4.5" table:style-name="ce1">
            <text:p>44.5</text:p>
          </table:table-cell>
          <table:table-cell table:number-columns-repeated="16378"/>
        </table:table-row>
        <table:table-row table:style-name="ro1">
          <table:table-cell office:value-type="time" office:time-value="PT988839H7M13.000S" table:style-name="ce9">
            <text:p>15:07:13</text:p>
          </table:table-cell>
          <table:table-cell office:value-type="float" office:value="20.9" table:style-name="ce1">
            <text:p>20.9</text:p>
          </table:table-cell>
          <table:table-cell office:value-type="float" office:value="27.2" table:style-name="ce1">
            <text:p>27.2</text:p>
          </table:table-cell>
          <table:table-cell office:value-type="float" office:value="0" table:style-name="ce1">
            <text:p>0</text:p>
          </table:table-cell>
          <table:table-cell office:value-type="float" office:value="51.9" table:style-name="ce1">
            <text:p>51.9</text:p>
          </table:table-cell>
          <table:table-cell office:value-type="float" office:value="48.099999999999994" table:style-name="ce1">
            <text:p>48.1</text:p>
          </table:table-cell>
          <table:table-cell table:number-columns-repeated="16378"/>
        </table:table-row>
        <table:table-row table:style-name="ro1">
          <table:table-cell office:value-type="time" office:time-value="PT988839H7M43.000S" table:style-name="ce9">
            <text:p>15:07:43</text:p>
          </table:table-cell>
          <table:table-cell office:value-type="float" office:value="10.3" table:style-name="ce1">
            <text:p>10.3</text:p>
          </table:table-cell>
          <table:table-cell office:value-type="float" office:value="25.3" table:style-name="ce1">
            <text:p>25.3</text:p>
          </table:table-cell>
          <table:table-cell office:value-type="float" office:value="0.1" table:style-name="ce1">
            <text:p>0.1</text:p>
          </table:table-cell>
          <table:table-cell office:value-type="float" office:value="64.2" table:style-name="ce1">
            <text:p>64.2</text:p>
          </table:table-cell>
          <table:table-cell office:value-type="float" office:value="35.6" table:style-name="ce1">
            <text:p>35.6</text:p>
          </table:table-cell>
          <table:table-cell table:number-columns-repeated="16378"/>
        </table:table-row>
        <table:table-row table:style-name="ro1">
          <table:table-cell office:value-type="time" office:time-value="PT988839H8M13.000S" table:style-name="ce9">
            <text:p>15:08:13</text:p>
          </table:table-cell>
          <table:table-cell office:value-type="float" office:value="28.7" table:style-name="ce1">
            <text:p>28.7</text:p>
          </table:table-cell>
          <table:table-cell office:value-type="float" office:value="20.7" table:style-name="ce1">
            <text:p>20.7</text:p>
          </table:table-cell>
          <table:table-cell office:value-type="float" office:value="0.4" table:style-name="ce1">
            <text:p>0.4</text:p>
          </table:table-cell>
          <table:table-cell office:value-type="float" office:value="50.3" table:style-name="ce1">
            <text:p>50.3</text:p>
          </table:table-cell>
          <table:table-cell office:value-type="float" office:value="49.4" table:style-name="ce1">
            <text:p>49.4</text:p>
          </table:table-cell>
          <table:table-cell table:number-columns-repeated="16378"/>
        </table:table-row>
        <table:table-row table:style-name="ro1">
          <table:table-cell office:value-type="time" office:time-value="PT988839H8M43.000S" table:style-name="ce9">
            <text:p>15:08:43</text:p>
          </table:table-cell>
          <table:table-cell office:value-type="float" office:value="19.8" table:style-name="ce1">
            <text:p>19.8</text:p>
          </table:table-cell>
          <table:table-cell office:value-type="float" office:value="23.7" table:style-name="ce1">
            <text:p>23.7</text:p>
          </table:table-cell>
          <table:table-cell office:value-type="float" office:value="0" table:style-name="ce1">
            <text:p>0</text:p>
          </table:table-cell>
          <table:table-cell office:value-type="float" office:value="56.5" table:style-name="ce1">
            <text:p>56.5</text:p>
          </table:table-cell>
          <table:table-cell office:value-type="float" office:value="43.5" table:style-name="ce1">
            <text:p>43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1.516666666666673" table:style-name="ce1">
            <text:p>41.51666667</text:p>
          </table:table-cell>
          <table:table-cell office:value-type="float" office:value="17.166666666666664" table:style-name="ce1">
            <text:p>17.16666667</text:p>
          </table:table-cell>
          <table:table-cell office:value-type="float" office:value="6.6666666666666666E-2" table:style-name="ce1">
            <text:p>0.066666667</text:p>
          </table:table-cell>
          <table:table-cell office:value-type="float" office:value="41.258333333333333" table:style-name="ce1">
            <text:p>41.25833333</text:p>
          </table:table-cell>
          <table:table-cell office:value-type="float" office:value="58.683333333333344" table:style-name="ce1">
            <text:p>58.68333333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2.925in" svg:width="10.26389in" svg:height="4.36944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8839H3M13.000S" table:style-name="ce9">
            <text:p>15:03:13</text:p>
          </table:table-cell>
          <table:table-cell office:value-type="float" office:value="2" table:style-name="ce1">
            <text:p>2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7.6" table:style-name="ce1">
            <text:p>97.6</text:p>
          </table:table-cell>
          <table:table-cell office:value-type="float" office:value="2.2999999999999998" table:style-name="ce1">
            <text:p>2.3</text:p>
          </table:table-cell>
          <table:table-cell table:number-columns-repeated="16378"/>
        </table:table-row>
        <table:table-row table:style-name="ro1">
          <table:table-cell office:value-type="time" office:time-value="PT988839H3M43.000S" table:style-name="ce9">
            <text:p>15:03:43</text:p>
          </table:table-cell>
          <table:table-cell office:value-type="float" office:value="76.5" table:style-name="ce1">
            <text:p>76.5</text:p>
          </table:table-cell>
          <table:table-cell office:value-type="float" office:value="7.2" table:style-name="ce1">
            <text:p>7.2</text:p>
          </table:table-cell>
          <table:table-cell office:value-type="float" office:value="0" table:style-name="ce1">
            <text:p>0</text:p>
          </table:table-cell>
          <table:table-cell office:value-type="float" office:value="16.3" table:style-name="ce1">
            <text:p>16.3</text:p>
          </table:table-cell>
          <table:table-cell office:value-type="float" office:value="83.7" table:style-name="ce1">
            <text:p>83.7</text:p>
          </table:table-cell>
          <table:table-cell table:number-columns-repeated="16378"/>
        </table:table-row>
        <table:table-row table:style-name="ro1">
          <table:table-cell office:value-type="time" office:time-value="PT988839H4M13.000S" table:style-name="ce9">
            <text:p>15:04:13</text:p>
          </table:table-cell>
          <table:table-cell office:value-type="float" office:value="85.1" table:style-name="ce1">
            <text:p>85.1</text:p>
          </table:table-cell>
          <table:table-cell office:value-type="float" office:value="10.3" table:style-name="ce1">
            <text:p>10.3</text:p>
          </table:table-cell>
          <table:table-cell office:value-type="float" office:value="0" table:style-name="ce1">
            <text:p>0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95.399999999999991" table:style-name="ce1">
            <text:p>95.4</text:p>
          </table:table-cell>
          <table:table-cell table:number-columns-repeated="16378"/>
        </table:table-row>
        <table:table-row table:style-name="ro1">
          <table:table-cell office:value-type="time" office:time-value="PT988839H4M43.000S" table:style-name="ce9">
            <text:p>15:04:43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88.9" table:style-name="ce1">
            <text:p>88.9</text:p>
          </table:table-cell>
          <table:table-cell table:number-columns-repeated="16378"/>
        </table:table-row>
        <table:table-row table:style-name="ro1">
          <table:table-cell office:value-type="time" office:time-value="PT988839H5M13.000S" table:style-name="ce9">
            <text:p>15:05:13</text:p>
          </table:table-cell>
          <table:table-cell office:value-type="float" office:value="84.1" table:style-name="ce1">
            <text:p>84.1</text:p>
          </table:table-cell>
          <table:table-cell office:value-type="float" office:value="12.2" table:style-name="ce1">
            <text:p>12.2</text:p>
          </table:table-cell>
          <table:table-cell office:value-type="float" office:value="0" table:style-name="ce1">
            <text:p>0</text:p>
          </table:table-cell>
          <table:table-cell office:value-type="float" office:value="3.7" table:style-name="ce1">
            <text:p>3.7</text:p>
          </table:table-cell>
          <table:table-cell office:value-type="float" office:value="96.3" table:style-name="ce1">
            <text:p>96.3</text:p>
          </table:table-cell>
          <table:table-cell table:number-columns-repeated="16378"/>
        </table:table-row>
        <table:table-row table:style-name="ro1">
          <table:table-cell office:value-type="time" office:time-value="PT988839H5M43.000S" table:style-name="ce9">
            <text:p>15:05:43</text:p>
          </table:table-cell>
          <table:table-cell office:value-type="float" office:value="69.7" table:style-name="ce1">
            <text:p>69.7</text:p>
          </table:table-cell>
          <table:table-cell office:value-type="float" office:value="22.2" table:style-name="ce1">
            <text:p>22.2</text:p>
          </table:table-cell>
          <table:table-cell office:value-type="float" office:value="0" table:style-name="ce1">
            <text:p>0</text:p>
          </table:table-cell>
          <table:table-cell office:value-type="float" office:value="8.1" table:style-name="ce1">
            <text:p>8.1</text:p>
          </table:table-cell>
          <table:table-cell office:value-type="float" office:value="91.9" table:style-name="ce1">
            <text:p>91.9</text:p>
          </table:table-cell>
          <table:table-cell table:number-columns-repeated="16378"/>
        </table:table-row>
        <table:table-row table:style-name="ro1">
          <table:table-cell office:value-type="time" office:time-value="PT988839H6M13.000S" table:style-name="ce9">
            <text:p>15:06:13</text:p>
          </table:table-cell>
          <table:table-cell office:value-type="float" office:value="24.9" table:style-name="ce1">
            <text:p>24.9</text:p>
          </table:table-cell>
          <table:table-cell office:value-type="float" office:value="21.6" table:style-name="ce1">
            <text:p>21.6</text:p>
          </table:table-cell>
          <table:table-cell office:value-type="float" office:value="0.2" table:style-name="ce1">
            <text:p>0.2</text:p>
          </table:table-cell>
          <table:table-cell office:value-type="float" office:value="53.3" table:style-name="ce1">
            <text:p>53.3</text:p>
          </table:table-cell>
          <table:table-cell office:value-type="float" office:value="46.5" table:style-name="ce1">
            <text:p>46.5</text:p>
          </table:table-cell>
          <table:table-cell table:number-columns-repeated="16378"/>
        </table:table-row>
        <table:table-row table:style-name="ro1">
          <table:table-cell office:value-type="time" office:time-value="PT988839H6M43.000S" table:style-name="ce9">
            <text:p>15:06:43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26.3" table:style-name="ce1">
            <text:p>26.3</text:p>
          </table:table-cell>
          <table:table-cell office:value-type="float" office:value="1" table:style-name="ce1">
            <text:p>1</text:p>
          </table:table-cell>
          <table:table-cell office:value-type="float" office:value="54.3" table:style-name="ce1">
            <text:p>54.3</text:p>
          </table:table-cell>
          <table:table-cell office:value-type="float" office:value="44.7" table:style-name="ce1">
            <text:p>44.7</text:p>
          </table:table-cell>
          <table:table-cell table:number-columns-repeated="16378"/>
        </table:table-row>
        <table:table-row table:style-name="ro1">
          <table:table-cell office:value-type="time" office:time-value="PT988839H7M13.000S" table:style-name="ce9">
            <text:p>15:07:13</text:p>
          </table:table-cell>
          <table:table-cell office:value-type="float" office:value="20.7" table:style-name="ce1">
            <text:p>20.7</text:p>
          </table:table-cell>
          <table:table-cell office:value-type="float" office:value="24.4" table:style-name="ce1">
            <text:p>24.4</text:p>
          </table:table-cell>
          <table:table-cell office:value-type="float" office:value="0.6" table:style-name="ce1">
            <text:p>0.6</text:p>
          </table:table-cell>
          <table:table-cell office:value-type="float" office:value="54.3" table:style-name="ce1">
            <text:p>54.3</text:p>
          </table:table-cell>
          <table:table-cell office:value-type="float" office:value="45.099999999999994" table:style-name="ce1">
            <text:p>45.1</text:p>
          </table:table-cell>
          <table:table-cell table:number-columns-repeated="16378"/>
        </table:table-row>
        <table:table-row table:style-name="ro1">
          <table:table-cell office:value-type="time" office:time-value="PT988839H7M43.000S" table:style-name="ce9">
            <text:p>15:07:43</text:p>
          </table:table-cell>
          <table:table-cell office:value-type="float" office:value="13.5" table:style-name="ce1">
            <text:p>13.5</text:p>
          </table:table-cell>
          <table:table-cell office:value-type="float" office:value="29.2" table:style-name="ce1">
            <text:p>29.2</text:p>
          </table:table-cell>
          <table:table-cell office:value-type="float" office:value="0.6" table:style-name="ce1">
            <text:p>0.6</text:p>
          </table:table-cell>
          <table:table-cell office:value-type="float" office:value="56.7" table:style-name="ce1">
            <text:p>56.7</text:p>
          </table:table-cell>
          <table:table-cell office:value-type="float" office:value="42.7" table:style-name="ce1">
            <text:p>42.7</text:p>
          </table:table-cell>
          <table:table-cell table:number-columns-repeated="16378"/>
        </table:table-row>
        <table:table-row table:style-name="ro1">
          <table:table-cell office:value-type="time" office:time-value="PT988839H8M13.000S" table:style-name="ce9">
            <text:p>15:08:13</text:p>
          </table:table-cell>
          <table:table-cell office:value-type="float" office:value="30.3" table:style-name="ce1">
            <text:p>30.3</text:p>
          </table:table-cell>
          <table:table-cell office:value-type="float" office:value="24.8" table:style-name="ce1">
            <text:p>24.8</text:p>
          </table:table-cell>
          <table:table-cell office:value-type="float" office:value="0" table:style-name="ce1">
            <text:p>0</text:p>
          </table:table-cell>
          <table:table-cell office:value-type="float" office:value="44.9" table:style-name="ce1">
            <text:p>44.9</text:p>
          </table:table-cell>
          <table:table-cell office:value-type="float" office:value="55.1" table:style-name="ce1">
            <text:p>55.1</text:p>
          </table:table-cell>
          <table:table-cell table:number-columns-repeated="16378"/>
        </table:table-row>
        <table:table-row table:style-name="ro1">
          <table:table-cell office:value-type="time" office:time-value="PT988839H8M43.000S" table:style-name="ce9">
            <text:p>15:08:43</text:p>
          </table:table-cell>
          <table:table-cell office:value-type="float" office:value="19.2" table:style-name="ce1">
            <text:p>19.2</text:p>
          </table:table-cell>
          <table:table-cell office:value-type="float" office:value="19.8" table:style-name="ce1">
            <text:p>19.8</text:p>
          </table:table-cell>
          <table:table-cell office:value-type="float" office:value="0.3" table:style-name="ce1">
            <text:p>0.3</text:p>
          </table:table-cell>
          <table:table-cell office:value-type="float" office:value="60.8" table:style-name="ce1">
            <text:p>60.8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3.733333333333327" table:style-name="ce1">
            <text:p>43.73333333</text:p>
          </table:table-cell>
          <table:table-cell office:value-type="float" office:value="17.233333333333334" table:style-name="ce1">
            <text:p>17.23333333</text:p>
          </table:table-cell>
          <table:table-cell office:value-type="float" office:value="0.23333333333333331" table:style-name="ce1">
            <text:p>0.233333333</text:p>
          </table:table-cell>
          <table:table-cell office:value-type="float" office:value="38.799999999999997" table:style-name="ce1">
            <text:p>38.8</text:p>
          </table:table-cell>
          <table:table-cell office:value-type="float" office:value="60.966666666666676" table:style-name="ce1">
            <text:p>60.96666667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2.925in" svg:width="10.26389in" svg:height="4.36944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8839H3M13.000S" table:style-name="ce9">
            <text:p>15:03:13</text:p>
          </table:table-cell>
          <table:table-cell office:value-type="float" office:value="1.9" table:style-name="ce1">
            <text:p>1.9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7.8" table:style-name="ce1">
            <text:p>97.8</text:p>
          </table:table-cell>
          <table:table-cell office:value-type="float" office:value="2.1999999999999997" table:style-name="ce1">
            <text:p>2.2</text:p>
          </table:table-cell>
          <table:table-cell table:number-columns-repeated="16378"/>
        </table:table-row>
        <table:table-row table:style-name="ro1">
          <table:table-cell office:value-type="time" office:time-value="PT988839H3M43.000S" table:style-name="ce9">
            <text:p>15:03:43</text:p>
          </table:table-cell>
          <table:table-cell office:value-type="float" office:value="74.599999999999994" table:style-name="ce1">
            <text:p>74.6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83.1" table:style-name="ce1">
            <text:p>83.1</text:p>
          </table:table-cell>
          <table:table-cell table:number-columns-repeated="16378"/>
        </table:table-row>
        <table:table-row table:style-name="ro1">
          <table:table-cell office:value-type="time" office:time-value="PT988839H4M13.000S" table:style-name="ce9">
            <text:p>15:04:13</text:p>
          </table:table-cell>
          <table:table-cell office:value-type="float" office:value="85.3" table:style-name="ce1">
            <text:p>85.3</text:p>
          </table:table-cell>
          <table:table-cell office:value-type="float" office:value="9.6" table:style-name="ce1">
            <text:p>9.6</text:p>
          </table:table-cell>
          <table:table-cell office:value-type="float" office:value="0" table:style-name="ce1">
            <text:p>0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94.899999999999991" table:style-name="ce1">
            <text:p>94.9</text:p>
          </table:table-cell>
          <table:table-cell table:number-columns-repeated="16378"/>
        </table:table-row>
        <table:table-row table:style-name="ro1">
          <table:table-cell office:value-type="time" office:time-value="PT988839H4M43.000S" table:style-name="ce9">
            <text:p>15:04:43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7.1" table:style-name="ce1">
            <text:p>7.1</text:p>
          </table:table-cell>
          <table:table-cell office:value-type="float" office:value="0" table:style-name="ce1">
            <text:p>0</text:p>
          </table:table-cell>
          <table:table-cell office:value-type="float" office:value="12.3" table:style-name="ce1">
            <text:p>12.3</text:p>
          </table:table-cell>
          <table:table-cell office:value-type="float" office:value="87.699999999999989" table:style-name="ce1">
            <text:p>87.7</text:p>
          </table:table-cell>
          <table:table-cell table:number-columns-repeated="16378"/>
        </table:table-row>
        <table:table-row table:style-name="ro1">
          <table:table-cell office:value-type="time" office:time-value="PT988839H5M13.000S" table:style-name="ce9">
            <text:p>15:05:13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11.2" table:style-name="ce1">
            <text:p>11.2</text:p>
          </table:table-cell>
          <table:table-cell office:value-type="float" office:value="0" table:style-name="ce1">
            <text:p>0</text:p>
          </table:table-cell>
          <table:table-cell office:value-type="float" office:value="10.8" table:style-name="ce1">
            <text:p>10.8</text:p>
          </table:table-cell>
          <table:table-cell office:value-type="float" office:value="89.3" table:style-name="ce1">
            <text:p>89.3</text:p>
          </table:table-cell>
          <table:table-cell table:number-columns-repeated="16378"/>
        </table:table-row>
        <table:table-row table:style-name="ro1">
          <table:table-cell office:value-type="time" office:time-value="PT988839H5M43.000S" table:style-name="ce9">
            <text:p>15:05:43</text:p>
          </table:table-cell>
          <table:table-cell office:value-type="float" office:value="66.7" table:style-name="ce1">
            <text:p>66.7</text:p>
          </table:table-cell>
          <table:table-cell office:value-type="float" office:value="22.2" table:style-name="ce1">
            <text:p>22.2</text:p>
          </table:table-cell>
          <table:table-cell office:value-type="float" office:value="0" table:style-name="ce1">
            <text:p>0</text:p>
          </table:table-cell>
          <table:table-cell office:value-type="float" office:value="11.1" table:style-name="ce1">
            <text:p>11.1</text:p>
          </table:table-cell>
          <table:table-cell office:value-type="float" office:value="88.9" table:style-name="ce1">
            <text:p>88.9</text:p>
          </table:table-cell>
          <table:table-cell table:number-columns-repeated="16378"/>
        </table:table-row>
        <table:table-row table:style-name="ro1">
          <table:table-cell office:value-type="time" office:time-value="PT988839H6M13.000S" table:style-name="ce9">
            <text:p>15:06:13</text:p>
          </table:table-cell>
          <table:table-cell office:value-type="float" office:value="22.7" table:style-name="ce1">
            <text:p>22.7</text:p>
          </table:table-cell>
          <table:table-cell office:value-type="float" office:value="21.2" table:style-name="ce1">
            <text:p>21.2</text:p>
          </table:table-cell>
          <table:table-cell office:value-type="float" office:value="0.1" table:style-name="ce1">
            <text:p>0.1</text:p>
          </table:table-cell>
          <table:table-cell office:value-type="float" office:value="55.9" table:style-name="ce1">
            <text:p>55.9</text:p>
          </table:table-cell>
          <table:table-cell office:value-type="float" office:value="43.9" table:style-name="ce1">
            <text:p>43.9</text:p>
          </table:table-cell>
          <table:table-cell table:number-columns-repeated="16378"/>
        </table:table-row>
        <table:table-row table:style-name="ro1">
          <table:table-cell office:value-type="time" office:time-value="PT988839H6M43.000S" table:style-name="ce9">
            <text:p>15:06:43</text:p>
          </table:table-cell>
          <table:table-cell office:value-type="float" office:value="20.7" table:style-name="ce1">
            <text:p>20.7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55.3" table:style-name="ce1">
            <text:p>55.3</text:p>
          </table:table-cell>
          <table:table-cell office:value-type="float" office:value="44.7" table:style-name="ce1">
            <text:p>44.7</text:p>
          </table:table-cell>
          <table:table-cell table:number-columns-repeated="16378"/>
        </table:table-row>
        <table:table-row table:style-name="ro1">
          <table:table-cell office:value-type="time" office:time-value="PT988839H7M13.000S" table:style-name="ce9">
            <text:p>15:07:13</text:p>
          </table:table-cell>
          <table:table-cell office:value-type="float" office:value="23.7" table:style-name="ce1">
            <text:p>23.7</text:p>
          </table:table-cell>
          <table:table-cell office:value-type="float" office:value="20.8" table:style-name="ce1">
            <text:p>20.8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4.5" table:style-name="ce1">
            <text:p>44.5</text:p>
          </table:table-cell>
          <table:table-cell table:number-columns-repeated="16378"/>
        </table:table-row>
        <table:table-row table:style-name="ro1">
          <table:table-cell office:value-type="time" office:time-value="PT988839H7M43.000S" table:style-name="ce9">
            <text:p>15:07:43</text:p>
          </table:table-cell>
          <table:table-cell office:value-type="float" office:value="12.5" table:style-name="ce1">
            <text:p>12.5</text:p>
          </table:table-cell>
          <table:table-cell office:value-type="float" office:value="21.4" table:style-name="ce1">
            <text:p>21.4</text:p>
          </table:table-cell>
          <table:table-cell office:value-type="float" office:value="0" table:style-name="ce1">
            <text:p>0</text:p>
          </table:table-cell>
          <table:table-cell office:value-type="float" office:value="66.099999999999994" table:style-name="ce1">
            <text:p>66.1</text:p>
          </table:table-cell>
          <table:table-cell office:value-type="float" office:value="33.9" table:style-name="ce1">
            <text:p>33.9</text:p>
          </table:table-cell>
          <table:table-cell table:number-columns-repeated="16378"/>
        </table:table-row>
        <table:table-row table:style-name="ro1">
          <table:table-cell office:value-type="time" office:time-value="PT988839H8M13.000S" table:style-name="ce9">
            <text:p>15:08:13</text:p>
          </table:table-cell>
          <table:table-cell office:value-type="float" office:value="29.2" table:style-name="ce1">
            <text:p>29.2</text:p>
          </table:table-cell>
          <table:table-cell office:value-type="float" office:value="24.1" table:style-name="ce1">
            <text:p>24.1</text:p>
          </table:table-cell>
          <table:table-cell office:value-type="float" office:value="0" table:style-name="ce1">
            <text:p>0</text:p>
          </table:table-cell>
          <table:table-cell office:value-type="float" office:value="46.7" table:style-name="ce1">
            <text:p>46.7</text:p>
          </table:table-cell>
          <table:table-cell office:value-type="float" office:value="53.3" table:style-name="ce1">
            <text:p>53.3</text:p>
          </table:table-cell>
          <table:table-cell table:number-columns-repeated="16378"/>
        </table:table-row>
        <table:table-row table:style-name="ro1">
          <table:table-cell office:value-type="time" office:time-value="PT988839H8M43.000S" table:style-name="ce9">
            <text:p>15:08:43</text:p>
          </table:table-cell>
          <table:table-cell office:value-type="float" office:value="17" table:style-name="ce1">
            <text:p>17</text:p>
          </table:table-cell>
          <table:table-cell office:value-type="float" office:value="20.2" table:style-name="ce1">
            <text:p>20.2</text:p>
          </table:table-cell>
          <table:table-cell office:value-type="float" office:value="0.2" table:style-name="ce1">
            <text:p>0.2</text:p>
          </table:table-cell>
          <table:table-cell office:value-type="float" office:value="62.6" table:style-name="ce1">
            <text:p>62.6</text:p>
          </table:table-cell>
          <table:table-cell office:value-type="float" office:value="37.200000000000003" table:style-name="ce1">
            <text:p>37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2.75" table:style-name="ce1">
            <text:p>42.75</text:p>
          </table:table-cell>
          <table:table-cell office:value-type="float" office:value="15.883333333333333" table:style-name="ce1">
            <text:p>15.88333333</text:p>
          </table:table-cell>
          <table:table-cell office:value-type="float" office:value="2.5000000000000005E-2" table:style-name="ce1">
            <text:p>0.025</text:p>
          </table:table-cell>
          <table:table-cell office:value-type="float" office:value="41.341666666666661" table:style-name="ce1">
            <text:p>41.34166667</text:p>
          </table:table-cell>
          <table:table-cell office:value-type="float" office:value="58.633333333333333" table:style-name="ce1">
            <text:p>58.63333333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2.925in" svg:width="10.26389in" svg:height="4.36944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8839H3M13.000S" table:style-name="ce9">
            <text:p>15:03:13</text:p>
          </table:table-cell>
          <table:table-cell office:value-type="float" office:value="2" table:style-name="ce1">
            <text:p>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7.7" table:style-name="ce1">
            <text:p>97.7</text:p>
          </table:table-cell>
          <table:table-cell office:value-type="float" office:value="2.2999999999999998" table:style-name="ce1">
            <text:p>2.3</text:p>
          </table:table-cell>
          <table:table-cell table:number-columns-repeated="16378"/>
        </table:table-row>
        <table:table-row table:style-name="ro1">
          <table:table-cell office:value-type="time" office:time-value="PT988839H3M43.000S" table:style-name="ce9">
            <text:p>15:03:43</text:p>
          </table:table-cell>
          <table:table-cell office:value-type="float" office:value="73.400000000000006" table:style-name="ce1">
            <text:p>73.4</text:p>
          </table:table-cell>
          <table:table-cell office:value-type="float" office:value="7.7" table:style-name="ce1">
            <text:p>7.7</text:p>
          </table:table-cell>
          <table:table-cell office:value-type="float" office:value="0" table:style-name="ce1">
            <text:p>0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81.100000000000009" table:style-name="ce1">
            <text:p>81.1</text:p>
          </table:table-cell>
          <table:table-cell table:number-columns-repeated="16378"/>
        </table:table-row>
        <table:table-row table:style-name="ro1">
          <table:table-cell office:value-type="time" office:time-value="PT988839H4M13.000S" table:style-name="ce9">
            <text:p>15:04:13</text:p>
          </table:table-cell>
          <table:table-cell office:value-type="float" office:value="84.7" table:style-name="ce1">
            <text:p>84.7</text:p>
          </table:table-cell>
          <table:table-cell office:value-type="float" office:value="10.1" table:style-name="ce1">
            <text:p>10.1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.2</text:p>
          </table:table-cell>
          <table:table-cell office:value-type="float" office:value="94.8" table:style-name="ce1">
            <text:p>94.8</text:p>
          </table:table-cell>
          <table:table-cell table:number-columns-repeated="16378"/>
        </table:table-row>
        <table:table-row table:style-name="ro1">
          <table:table-cell office:value-type="time" office:time-value="PT988839H4M43.000S" table:style-name="ce9">
            <text:p>15:04:43</text:p>
          </table:table-cell>
          <table:table-cell office:value-type="float" office:value="75" table:style-name="ce1">
            <text:p>75</text:p>
          </table:table-cell>
          <table:table-cell office:value-type="float" office:value="7.3" table:style-name="ce1">
            <text:p>7.3</text:p>
          </table:table-cell>
          <table:table-cell office:value-type="float" office:value="0" table:style-name="ce1">
            <text:p>0</text:p>
          </table:table-cell>
          <table:table-cell office:value-type="float" office:value="17.7" table:style-name="ce1">
            <text:p>17.7</text:p>
          </table:table-cell>
          <table:table-cell office:value-type="float" office:value="82.3" table:style-name="ce1">
            <text:p>82.3</text:p>
          </table:table-cell>
          <table:table-cell table:number-columns-repeated="16378"/>
        </table:table-row>
        <table:table-row table:style-name="ro1">
          <table:table-cell office:value-type="time" office:time-value="PT988839H5M13.000S" table:style-name="ce9">
            <text:p>15:05:13</text:p>
          </table:table-cell>
          <table:table-cell office:value-type="float" office:value="73.400000000000006" table:style-name="ce1">
            <text:p>73.4</text:p>
          </table:table-cell>
          <table:table-cell office:value-type="float" office:value="14.7" table:style-name="ce1">
            <text:p>14.7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88.100000000000009" table:style-name="ce1">
            <text:p>88.1</text:p>
          </table:table-cell>
          <table:table-cell table:number-columns-repeated="16378"/>
        </table:table-row>
        <table:table-row table:style-name="ro1">
          <table:table-cell office:value-type="time" office:time-value="PT988839H5M43.000S" table:style-name="ce9">
            <text:p>15:05:43</text:p>
          </table:table-cell>
          <table:table-cell office:value-type="float" office:value="71.099999999999994" table:style-name="ce1">
            <text:p>71.1</text:p>
          </table:table-cell>
          <table:table-cell office:value-type="float" office:value="20.3" table:style-name="ce1">
            <text:p>20.3</text:p>
          </table:table-cell>
          <table:table-cell office:value-type="float" office:value="0.7" table:style-name="ce1">
            <text:p>0.7</text:p>
          </table:table-cell>
          <table:table-cell office:value-type="float" office:value="8" table:style-name="ce1">
            <text:p>8</text:p>
          </table:table-cell>
          <table:table-cell office:value-type="float" office:value="91.399999999999991" table:style-name="ce1">
            <text:p>91.4</text:p>
          </table:table-cell>
          <table:table-cell table:number-columns-repeated="16378"/>
        </table:table-row>
        <table:table-row table:style-name="ro1">
          <table:table-cell office:value-type="time" office:time-value="PT988839H6M13.000S" table:style-name="ce9">
            <text:p>15:06:13</text:p>
          </table:table-cell>
          <table:table-cell office:value-type="float" office:value="23.3" table:style-name="ce1">
            <text:p>23.3</text:p>
          </table:table-cell>
          <table:table-cell office:value-type="float" office:value="22.4" table:style-name="ce1">
            <text:p>22.4</text:p>
          </table:table-cell>
          <table:table-cell office:value-type="float" office:value="0" table:style-name="ce1">
            <text:p>0</text:p>
          </table:table-cell>
          <table:table-cell office:value-type="float" office:value="54.3" table:style-name="ce1">
            <text:p>54.3</text:p>
          </table:table-cell>
          <table:table-cell office:value-type="float" office:value="45.7" table:style-name="ce1">
            <text:p>45.7</text:p>
          </table:table-cell>
          <table:table-cell table:number-columns-repeated="16378"/>
        </table:table-row>
        <table:table-row table:style-name="ro1">
          <table:table-cell office:value-type="time" office:time-value="PT988839H6M43.000S" table:style-name="ce9">
            <text:p>15:06:43</text:p>
          </table:table-cell>
          <table:table-cell office:value-type="float" office:value="16.8" table:style-name="ce1">
            <text:p>16.8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0" table:style-name="ce1">
            <text:p>0</text:p>
          </table:table-cell>
          <table:table-cell office:value-type="float" office:value="65.3" table:style-name="ce1">
            <text:p>65.3</text:p>
          </table:table-cell>
          <table:table-cell office:value-type="float" office:value="34.700000000000003" table:style-name="ce1">
            <text:p>34.7</text:p>
          </table:table-cell>
          <table:table-cell table:number-columns-repeated="16378"/>
        </table:table-row>
        <table:table-row table:style-name="ro1">
          <table:table-cell office:value-type="time" office:time-value="PT988839H7M13.000S" table:style-name="ce9">
            <text:p>15:07:13</text:p>
          </table:table-cell>
          <table:table-cell office:value-type="float" office:value="22.3" table:style-name="ce1">
            <text:p>22.3</text:p>
          </table:table-cell>
          <table:table-cell office:value-type="float" office:value="21.8" table:style-name="ce1">
            <text:p>21.8</text:p>
          </table:table-cell>
          <table:table-cell office:value-type="float" office:value="0" table:style-name="ce1">
            <text:p>0</text:p>
          </table:table-cell>
          <table:table-cell office:value-type="float" office:value="55.9" table:style-name="ce1">
            <text:p>55.9</text:p>
          </table:table-cell>
          <table:table-cell office:value-type="float" office:value="44.1" table:style-name="ce1">
            <text:p>44.1</text:p>
          </table:table-cell>
          <table:table-cell table:number-columns-repeated="16378"/>
        </table:table-row>
        <table:table-row table:style-name="ro1">
          <table:table-cell office:value-type="time" office:time-value="PT988839H7M43.000S" table:style-name="ce9">
            <text:p>15:07:43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0" table:style-name="ce1">
            <text:p>0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28.400000000000002" table:style-name="ce1">
            <text:p>28.4</text:p>
          </table:table-cell>
          <table:table-cell table:number-columns-repeated="16378"/>
        </table:table-row>
        <table:table-row table:style-name="ro1">
          <table:table-cell office:value-type="time" office:time-value="PT988839H8M13.000S" table:style-name="ce9">
            <text:p>15:08:13</text:p>
          </table:table-cell>
          <table:table-cell office:value-type="float" office:value="29.6" table:style-name="ce1">
            <text:p>29.6</text:p>
          </table:table-cell>
          <table:table-cell office:value-type="float" office:value="25.1" table:style-name="ce1">
            <text:p>25.1</text:p>
          </table:table-cell>
          <table:table-cell office:value-type="float" office:value="0" table:style-name="ce1">
            <text:p>0</text:p>
          </table:table-cell>
          <table:table-cell office:value-type="float" office:value="45.2" table:style-name="ce1">
            <text:p>45.2</text:p>
          </table:table-cell>
          <table:table-cell office:value-type="float" office:value="54.7" table:style-name="ce1">
            <text:p>54.7</text:p>
          </table:table-cell>
          <table:table-cell table:number-columns-repeated="16378"/>
        </table:table-row>
        <table:table-row table:style-name="ro1">
          <table:table-cell office:value-type="time" office:time-value="PT988839H8M43.000S" table:style-name="ce9">
            <text:p>15:08:43</text:p>
          </table:table-cell>
          <table:table-cell office:value-type="float" office:value="17.5" table:style-name="ce1">
            <text:p>17.5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.2" table:style-name="ce1">
            <text:p>0.2</text:p>
          </table:table-cell>
          <table:table-cell office:value-type="float" office:value="64.8" table:style-name="ce1">
            <text:p>64.8</text:p>
          </table:table-cell>
          <table:table-cell office:value-type="float" office:value="34.9" table:style-name="ce1">
            <text:p>34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1.533333333333339" table:style-name="ce1">
            <text:p>41.53333333</text:p>
          </table:table-cell>
          <table:table-cell office:value-type="float" office:value="15.341666666666669" table:style-name="ce1">
            <text:p>15.34166667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43.050000000000004" table:style-name="ce1">
            <text:p>43.05</text:p>
          </table:table-cell>
          <table:table-cell office:value-type="float" office:value="56.875" table:style-name="ce1">
            <text:p>56.875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 table:contains-header="false">
          <table:sort>
            <table:sort-by table:field-number="0"/>
          </table:sort>
        </table:database-range>
        <table:database-range table:target-range-address="DISKBSIZE.B1:DISKBSIZE.E18" table:contains-header="false" table:orientation="column">
          <table:sort>
            <table:sort-by table:field-number="17" table:order="descending"/>
          </table:sort>
        </table:database-range>
        <table:database-range table:target-range-address="DISKBUSY.B1:DISKBUSY.E18" table:contains-header="false" table:orientation="column">
          <table:sort>
            <table:sort-by table:field-number="17" table:order="descending"/>
          </table:sort>
        </table:database-range>
        <table:database-range table:target-range-address="DISKREAD.B1:DISKREAD.E18" table:contains-header="false" table:orientation="column">
          <table:sort>
            <table:sort-by table:field-number="17" table:order="descending"/>
          </table:sort>
        </table:database-range>
        <table:database-range table:target-range-address="DISKWRITE.B1:DISKWRITE.E18" table:contains-header="false" table:orientation="column">
          <table:sort>
            <table:sort-by table:field-number="17" table:order="descending"/>
          </table:sort>
        </table:database-range>
        <table:database-range table:target-range-address="DISKXFER.B1:DISKXFER.E18" table:contains-header="false" table:orientation="column">
          <table:sort>
            <table:sort-by table:field-number="17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epak</meta:initial-creator>
    <dc:creator>Afour</dc:creator>
    <meta:creation-date>2012-10-19T10:23:22Z</meta:creation-date>
    <dc:date>2012-10-19T10:35:1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7.95pt" chart:style-name="Crt0">
        <chart:title chart:style-name="CT00">
          <text:p text:style-name="a0" text:class-names="" text:cond-style-name="">System Summary ubuntuServer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3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13" chart:class="chart:line" chart:attached-axis="primary-y" chart:style-name="G0S0">
            <chart:data-point chart:repeated="12"/>
          </chart:series>
          <chart:series chart:values-cell-range-address="DISK_SUMM.$D$2:.$D$13" chart:class="chart:line" chart:attached-axis="secondary-y" chart:style-name="G1S0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%Busy JMeter_Test_26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13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13" chart:class="chart:line" chart:attached-axis="primary-y" chart:style-name="G0S0">
            <chart:data-point chart:repeated="12"/>
          </chart:series>
          <chart:series chart:label-cell-address="DISKBUSY.$C$1" chart:values-cell-range-address="DISKBUSY.$C$2:.$C$13" chart:class="chart:line" chart:attached-axis="primary-y" chart:style-name="G0S1">
            <chart:data-point chart:repeated="12"/>
          </chart:series>
          <chart:series chart:label-cell-address="DISKBUSY.$D$1" chart:values-cell-range-address="DISKBUSY.$D$2:.$D$13" chart:class="chart:line" chart:attached-axis="primary-y" chart:style-name="G0S2">
            <chart:data-point chart:repeated="12"/>
          </chart:series>
          <chart:series chart:label-cell-address="DISKBUSY.$E$1" chart:values-cell-range-address="DISKBUSY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Read KB/s JMeter_Test_26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5:.$E$15" chart:class="chart:bar" chart:attached-axis="primary-y" chart:style-name="G0S0">
            <chart:data-point chart:repeated="4"/>
          </chart:series>
          <chart:series chart:values-cell-range-address="DISKREAD.$B$16:.$E$16" chart:class="chart:bar" chart:attached-axis="primary-y" chart:style-name="G0S1">
            <chart:data-point chart:repeated="4"/>
          </chart:series>
          <chart:series chart:values-cell-range-address="DISKREAD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Read KB/s JMeter_Test_26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13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13" chart:class="chart:line" chart:attached-axis="primary-y" chart:style-name="G0S0">
            <chart:data-point chart:repeated="12"/>
          </chart:series>
          <chart:series chart:label-cell-address="DISKREAD.$C$1" chart:values-cell-range-address="DISKREAD.$C$2:.$C$13" chart:class="chart:line" chart:attached-axis="primary-y" chart:style-name="G0S1">
            <chart:data-point chart:repeated="12"/>
          </chart:series>
          <chart:series chart:label-cell-address="DISKREAD.$D$1" chart:values-cell-range-address="DISKREAD.$D$2:.$D$13" chart:class="chart:line" chart:attached-axis="primary-y" chart:style-name="G0S2">
            <chart:data-point chart:repeated="12"/>
          </chart:series>
          <chart:series chart:label-cell-address="DISKREAD.$E$1" chart:values-cell-range-address="DISKREAD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Write KB/s JMeter_Test_26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5:.$E$15" chart:class="chart:bar" chart:attached-axis="primary-y" chart:style-name="G0S0">
            <chart:data-point chart:repeated="4"/>
          </chart:series>
          <chart:series chart:values-cell-range-address="DISKWRITE.$B$16:.$E$16" chart:class="chart:bar" chart:attached-axis="primary-y" chart:style-name="G0S1">
            <chart:data-point chart:repeated="4"/>
          </chart:series>
          <chart:series chart:values-cell-range-address="DISKWRITE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Write KB/s JMeter_Test_26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13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13" chart:class="chart:line" chart:attached-axis="primary-y" chart:style-name="G0S0">
            <chart:data-point chart:repeated="12"/>
          </chart:series>
          <chart:series chart:label-cell-address="DISKWRITE.$C$1" chart:values-cell-range-address="DISKWRITE.$C$2:.$C$13" chart:class="chart:line" chart:attached-axis="primary-y" chart:style-name="G0S1">
            <chart:data-point chart:repeated="12"/>
          </chart:series>
          <chart:series chart:label-cell-address="DISKWRITE.$D$1" chart:values-cell-range-address="DISKWRITE.$D$2:.$D$13" chart:class="chart:line" chart:attached-axis="primary-y" chart:style-name="G0S2">
            <chart:data-point chart:repeated="12"/>
          </chart:series>
          <chart:series chart:label-cell-address="DISKWRITE.$E$1" chart:values-cell-range-address="DISKWRITE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transfers per second JMeter_Test_26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5:.$E$15" chart:class="chart:bar" chart:attached-axis="primary-y" chart:style-name="G0S0">
            <chart:data-point chart:repeated="4"/>
          </chart:series>
          <chart:series chart:values-cell-range-address="DISKXFER.$B$16:.$E$16" chart:class="chart:bar" chart:attached-axis="primary-y" chart:style-name="G0S1">
            <chart:data-point chart:repeated="4"/>
          </chart:series>
          <chart:series chart:values-cell-range-address="DISKXFER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transfers per second JMeter_Test_26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13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13" chart:class="chart:line" chart:attached-axis="primary-y" chart:style-name="G0S0">
            <chart:data-point chart:repeated="12"/>
          </chart:series>
          <chart:series chart:label-cell-address="DISKXFER.$C$1" chart:values-cell-range-address="DISKXFER.$C$2:.$C$13" chart:class="chart:line" chart:attached-axis="primary-y" chart:style-name="G0S1">
            <chart:data-point chart:repeated="12"/>
          </chart:series>
          <chart:series chart:label-cell-address="DISKXFER.$D$1" chart:values-cell-range-address="DISKXFER.$D$2:.$D$13" chart:class="chart:line" chart:attached-axis="primary-y" chart:style-name="G0S2">
            <chart:data-point chart:repeated="12"/>
          </chart:series>
          <chart:series chart:label-cell-address="DISKXFER.$E$1" chart:values-cell-range-address="DISKXFER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JFS Filespace %Used ubuntuServer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5" chart:values-cell-range-address="JFSFILE.$B$15:.$F$15" chart:class="chart:bar" chart:attached-axis="primary-y" chart:style-name="G0S0">
            <chart:data-point chart:repeated="5"/>
          </chart:series>
          <chart:series chart:label-cell-address="JFSFILE.$A$16" chart:values-cell-range-address="JFSFILE.$B$16:.$F$16" chart:class="chart:bar" chart:attached-axis="primary-y" chart:style-name="G0S1">
            <chart:data-point chart:repeated="5"/>
          </chart:series>
          <chart:series chart:label-cell-address="JFSFILE.$A$17" chart:values-cell-range-address="JFSFILE.$B$17:.$F$17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21.75pt" chart:style-name="Crt0">
        <chart:title chart:style-name="CT00">
          <text:p text:style-name="a0" text:class-names="" text:cond-style-name="">Memory MB JMeter_Test_26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3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13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21.75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3"/>
          </chart:axis>
          <chart:axis chart:dimension="y" chart:name="primary-y" chart:style-name="Axs1"/>
          <chart:series chart:label-cell-address="MEM.$B$1" chart:values-cell-range-address="MEM.$B$2:.$B$13" chart:class="chart:area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Total JMeter_Test_26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3"/>
          </chart:axis>
          <chart:axis chart:dimension="y" chart:name="primary-y" chart:style-name="Axs1"/>
          <chart:series chart:label-cell-address="CPU_ALL.$B$1" chart:values-cell-range-address="CPU_ALL.$B$2:.$B$13" chart:class="chart:area" chart:attached-axis="primary-y" chart:style-name="G0S0">
            <chart:data-point chart:repeated="12"/>
          </chart:series>
          <chart:series chart:label-cell-address="CPU_ALL.$C$1" chart:values-cell-range-address="CPU_ALL.$C$2:.$C$13" chart:class="chart:area" chart:attached-axis="primary-y" chart:style-name="G0S1">
            <chart:data-point chart:repeated="12"/>
          </chart:series>
          <chart:series chart:label-cell-address="CPU_ALL.$D$1" chart:values-cell-range-address="CPU_ALL.$D$2:.$D$13" chart:class="chart:area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Network I/O JMeter_Test_260_Threads (KB/s) - 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3"/>
          </chart:axis>
          <chart:axis chart:dimension="y" chart:name="primary-y" chart:style-name="Axs1"/>
          <chart:series chart:label-cell-address="NET.$I$1" chart:values-cell-range-address="NET.$I$2:.$I$13" chart:class="chart:area" chart:attached-axis="primary-y" chart:style-name="G0S1">
            <chart:data-point chart:repeated="12"/>
          </chart:series>
          <chart:series chart:label-cell-address="NET.$H$1" chart:values-cell-range-address="NET.$H$2:.$H$13" chart:class="chart:area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Network I/O JMeter_Test_260_Threads (KB/s)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5" chart:values-cell-range-address="NET.$B$15:.$E$15" chart:class="chart:bar" chart:attached-axis="primary-y" chart:style-name="G0S0">
            <chart:data-point chart:repeated="4"/>
          </chart:series>
          <chart:series chart:label-cell-address="NET.$A$16" chart:values-cell-range-address="NET.$B$16:.$E$16" chart:class="chart:bar" chart:attached-axis="primary-y" chart:style-name="G0S1">
            <chart:data-point chart:repeated="4"/>
          </chart:series>
          <chart:series chart:label-cell-address="NET.$A$17" chart:values-cell-range-address="NET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Network I/O JMeter_Test_260_Threads (KB/s)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3"/>
          </chart:axis>
          <chart:axis chart:dimension="y" chart:name="primary-y" chart:style-name="Axs1"/>
          <chart:series chart:label-cell-address="NET.$B$1" chart:values-cell-range-address="NET.$B$2:.$B$13" chart:class="chart:area" chart:attached-axis="primary-y" chart:style-name="G0S0">
            <chart:data-point chart:repeated="12"/>
          </chart:series>
          <chart:series chart:label-cell-address="NET.$C$1" chart:values-cell-range-address="NET.$C$2:.$C$13" chart:class="chart:area" chart:attached-axis="primary-y" chart:style-name="G0S1">
            <chart:data-point chart:repeated="12"/>
          </chart:series>
          <chart:series chart:label-cell-address="NET.$D$1" chart:values-cell-range-address="NET.$D$2:.$D$13" chart:class="chart:area" chart:attached-axis="primary-y" chart:style-name="G0S2">
            <chart:data-point chart:repeated="12"/>
          </chart:series>
          <chart:series chart:label-cell-address="NET.$E$1" chart:values-cell-range-address="NET.$E$2:.$E$13" chart:class="chart:area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Network Packets JMeter_Test_26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5" chart:values-cell-range-address="NETPACKET.$B$15:.$E$15" chart:class="chart:bar" chart:attached-axis="primary-y" chart:style-name="G0S0">
            <chart:data-point chart:repeated="4"/>
          </chart:series>
          <chart:series chart:label-cell-address="NETPACKET.$A$16" chart:values-cell-range-address="NETPACKET.$B$16:.$E$16" chart:class="chart:bar" chart:attached-axis="primary-y" chart:style-name="G0S1">
            <chart:data-point chart:repeated="4"/>
          </chart:series>
          <chart:series chart:label-cell-address="NETPACKET.$A$17" chart:values-cell-range-address="NETPACKET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Network Packets JMeter_Test_26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13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13" chart:class="chart:line" chart:attached-axis="primary-y" chart:style-name="G0S0">
            <chart:data-point chart:repeated="12"/>
          </chart:series>
          <chart:series chart:label-cell-address="NETPACKET.$C$1" chart:values-cell-range-address="NETPACKET.$C$2:.$C$13" chart:class="chart:line" chart:attached-axis="primary-y" chart:style-name="G0S1">
            <chart:data-point chart:repeated="12"/>
          </chart:series>
          <chart:series chart:label-cell-address="NETPACKET.$D$1" chart:values-cell-range-address="NETPACKET.$D$2:.$D$13" chart:class="chart:line" chart:attached-axis="primary-y" chart:style-name="G0S2">
            <chart:data-point chart:repeated="12"/>
          </chart:series>
          <chart:series chart:label-cell-address="NETPACKET.$E$1" chart:values-cell-range-address="NETPACKET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Processes JMeter_Test_26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3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13" chart:class="chart:line" chart:attached-axis="primary-y" chart:style-name="G0S0">
            <chart:data-point chart:repeated="12"/>
          </chart:series>
          <chart:series chart:label-cell-address="PROC.$C$1" chart:values-cell-range-address="PROC.$C$2:.$C$13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Processes JMeter_Test_26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3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13" chart:class="chart:line" chart:attached-axis="primary-y" chart:style-name="G0S0">
            <chart:data-point chart:repeated="12"/>
          </chart:series>
          <chart:series chart:values-cell-range-address="PROC.$E$2:.$E$13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Processes JMeter_Test_26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3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13" chart:class="chart:line" chart:attached-axis="primary-y" chart:style-name="G0S0">
            <chart:data-point chart:repeated="12"/>
          </chart:series>
          <chart:series chart:values-cell-range-address="PROC.$I$2:.$I$13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File-backed paging (kByes/sec) ubuntuServer 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3"/>
          </chart:axis>
          <chart:axis chart:dimension="y" chart:name="primary-y" chart:style-name="Axs1"/>
          <chart:series chart:label-cell-address="VM.$H$1" chart:values-cell-range-address="VM.$H$2:.$H$13" chart:class="chart:area" chart:attached-axis="primary-y" chart:style-name="G0S0">
            <chart:data-point chart:repeated="12"/>
          </chart:series>
          <chart:series chart:label-cell-address="VM.$I$1" chart:values-cell-range-address="VM.$I$2:.$I$13" chart:class="chart:area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Swap-space activity (kBytes/sec) ubuntuServer 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3"/>
          </chart:axis>
          <chart:axis chart:dimension="y" chart:name="primary-y" chart:style-name="Axs1"/>
          <chart:series chart:label-cell-address="VM.$J$1" chart:values-cell-range-address="VM.$J$2:.$J$13" chart:class="chart:area" chart:attached-axis="primary-y" chart:style-name="G0S0">
            <chart:data-point chart:repeated="12"/>
          </chart:series>
          <chart:series chart:label-cell-address="VM.$K$1" chart:values-cell-range-address="VM.$K$2:.$K$13" chart:class="chart:area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3"/>
          </chart:axis>
          <chart:axis chart:dimension="y" chart:name="primary-y" chart:style-name="Axs1"/>
          <chart:series chart:label-cell-address="CPU_ALL.$G$1" chart:values-cell-range-address="CPU_ALL.$G$2:.$G$13" chart:class="chart:area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1 JMeter_Test_26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13"/>
          </chart:axis>
          <chart:axis chart:dimension="y" chart:name="primary-y" chart:style-name="Axs1"/>
          <chart:series chart:label-cell-address="CPU01.$B$1" chart:values-cell-range-address="CPU01.$B$2:.$B$13" chart:class="chart:area" chart:attached-axis="primary-y" chart:style-name="G0S0">
            <chart:data-point chart:repeated="12"/>
          </chart:series>
          <chart:series chart:label-cell-address="CPU01.$C$1" chart:values-cell-range-address="CPU01.$C$2:.$C$13" chart:class="chart:area" chart:attached-axis="primary-y" chart:style-name="G0S1">
            <chart:data-point chart:repeated="12"/>
          </chart:series>
          <chart:series chart:label-cell-address="CPU01.$D$1" chart:values-cell-range-address="CPU01.$D$2:.$D$13" chart:class="chart:area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2 JMeter_Test_26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13"/>
          </chart:axis>
          <chart:axis chart:dimension="y" chart:name="primary-y" chart:style-name="Axs1"/>
          <chart:series chart:label-cell-address="CPU02.$B$1" chart:values-cell-range-address="CPU02.$B$2:.$B$13" chart:class="chart:area" chart:attached-axis="primary-y" chart:style-name="G0S0">
            <chart:data-point chart:repeated="12"/>
          </chart:series>
          <chart:series chart:label-cell-address="CPU02.$C$1" chart:values-cell-range-address="CPU02.$C$2:.$C$13" chart:class="chart:area" chart:attached-axis="primary-y" chart:style-name="G0S1">
            <chart:data-point chart:repeated="12"/>
          </chart:series>
          <chart:series chart:label-cell-address="CPU02.$D$1" chart:values-cell-range-address="CPU02.$D$2:.$D$13" chart:class="chart:area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3 JMeter_Test_26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13"/>
          </chart:axis>
          <chart:axis chart:dimension="y" chart:name="primary-y" chart:style-name="Axs1"/>
          <chart:series chart:label-cell-address="CPU03.$B$1" chart:values-cell-range-address="CPU03.$B$2:.$B$13" chart:class="chart:area" chart:attached-axis="primary-y" chart:style-name="G0S0">
            <chart:data-point chart:repeated="12"/>
          </chart:series>
          <chart:series chart:label-cell-address="CPU03.$C$1" chart:values-cell-range-address="CPU03.$C$2:.$C$13" chart:class="chart:area" chart:attached-axis="primary-y" chart:style-name="G0S1">
            <chart:data-point chart:repeated="12"/>
          </chart:series>
          <chart:series chart:label-cell-address="CPU03.$D$1" chart:values-cell-range-address="CPU03.$D$2:.$D$13" chart:class="chart:area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4 JMeter_Test_26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13"/>
          </chart:axis>
          <chart:axis chart:dimension="y" chart:name="primary-y" chart:style-name="Axs1"/>
          <chart:series chart:label-cell-address="CPU04.$B$1" chart:values-cell-range-address="CPU04.$B$2:.$B$13" chart:class="chart:area" chart:attached-axis="primary-y" chart:style-name="G0S0">
            <chart:data-point chart:repeated="12"/>
          </chart:series>
          <chart:series chart:label-cell-address="CPU04.$C$1" chart:values-cell-range-address="CPU04.$C$2:.$C$13" chart:class="chart:area" chart:attached-axis="primary-y" chart:style-name="G0S1">
            <chart:data-point chart:repeated="12"/>
          </chart:series>
          <chart:series chart:label-cell-address="CPU04.$D$1" chart:values-cell-range-address="CPU04.$D$2:.$D$13" chart:class="chart:area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CPU by Processor ubuntuServer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4.5pt" chart:style-name="Crt0">
        <chart:title chart:style-name="CT00">
          <text:p text:style-name="a0" text:class-names="" text:cond-style-name="">Disk total KB/s JMeter_Test_260_Threads - 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13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13" chart:class="chart:area" chart:attached-axis="primary-y" chart:style-name="G0S0">
            <chart:data-point chart:repeated="12"/>
          </chart:series>
          <chart:series chart:label-cell-address="DISK_SUMM.$C$1" chart:values-cell-range-address="DISK_SUMM.$C$2:.$C$13" chart:class="chart:area" chart:attached-axis="primary-y" chart:style-name="G0S1">
            <chart:data-point chart:repeated="12"/>
          </chart:series>
          <chart:series chart:values-cell-range-address="DISK_SUMM.$D$2:.$D$13" chart:class="chart:line" chart:attached-axis="secondary-y" chart:style-name="G1S0">
            <chart:data-point chart:repeated="12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4.5pt" chart:style-name="Crt0">
        <chart:title chart:style-name="CT00">
          <text:p text:style-name="a0" text:class-names="" text:cond-style-name="">Disk total KB/s JMeter_Test_26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5" chart:values-cell-range-address="DISK_SUMM.$B$15:.$D$15" chart:class="chart:bar" chart:attached-axis="primary-y" chart:style-name="G0S0">
            <chart:data-point chart:repeated="3"/>
          </chart:series>
          <chart:series chart:label-cell-address="DISK_SUMM.$A$16" chart:values-cell-range-address="DISK_SUMM.$B$16:.$D$16" chart:class="chart:bar" chart:attached-axis="primary-y" chart:style-name="G0S1">
            <chart:data-point chart:repeated="3"/>
          </chart:series>
          <chart:series chart:label-cell-address="DISK_SUMM.$A$17" chart:values-cell-range-address="DISK_SUMM.$B$17:.$D$17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Block Size JMeter_Test_260_Threads (Kbytes)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5:.$E$15" chart:class="chart:bar" chart:attached-axis="primary-y" chart:style-name="G0S0">
            <chart:data-point chart:repeated="4"/>
          </chart:series>
          <chart:series chart:values-cell-range-address="DISKBSIZE.$B$16:.$E$16" chart:class="chart:bar" chart:attached-axis="primary-y" chart:style-name="G0S1">
            <chart:data-point chart:repeated="4"/>
          </chart:series>
          <chart:series chart:values-cell-range-address="DISKBSIZE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Block Size JMeter_Test_260_Threads (Kbytes)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13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13" chart:class="chart:line" chart:attached-axis="primary-y" chart:style-name="G0S0">
            <chart:data-point chart:repeated="12"/>
          </chart:series>
          <chart:series chart:label-cell-address="DISKBSIZE.$C$1" chart:values-cell-range-address="DISKBSIZE.$C$2:.$C$13" chart:class="chart:line" chart:attached-axis="primary-y" chart:style-name="G0S1">
            <chart:data-point chart:repeated="12"/>
          </chart:series>
          <chart:series chart:label-cell-address="DISKBSIZE.$D$1" chart:values-cell-range-address="DISKBSIZE.$D$2:.$D$13" chart:class="chart:line" chart:attached-axis="primary-y" chart:style-name="G0S2">
            <chart:data-point chart:repeated="12"/>
          </chart:series>
          <chart:series chart:label-cell-address="DISKBSIZE.$E$1" chart:values-cell-range-address="DISKBSIZE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%Busy JMeter_Test_260_Threads <text:s text:c="1"/>19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5:.$E$15" chart:class="chart:bar" chart:attached-axis="primary-y" chart:style-name="G0S0">
            <chart:data-point chart:repeated="4"/>
          </chart:series>
          <chart:series chart:values-cell-range-address="DISKBUSY.$B$16:.$E$16" chart:class="chart:bar" chart:attached-axis="primary-y" chart:style-name="G0S1">
            <chart:data-point chart:repeated="4"/>
          </chart:series>
          <chart:series chart:values-cell-range-address="DISKBUSY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